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819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1"/>
    <style:style style:name="ce3" style:family="table-cell" style:parent-style-name="Default">
      <style:text-properties fo:color="#ff3333" fo:font-size="44pt" fo:font-weight="bold" style:font-size-asian="44pt" style:font-weight-asian="bold" style:font-size-complex="4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yapp2" table:style-name="ta1">
        <table:shapes>
          <draw:frame draw:z-index="0" draw:style-name="gr1" draw:text-style-name="P1" svg:width="31.779cm" svg:height="9.004cm" svg:x="0.697cm" svg:y="1.116cm">
            <draw:object draw:notify-on-update-of-ranges="myapp2.B1:myapp2.B302 myapp2.D1:myapp2.D3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016S" calcext:value-type="time">
            <text:p>01:10:54</text:p>
          </table:table-cell>
          <table:table-cell/>
          <table:table-cell office:value-type="float" office:value="3737" calcext:value-type="float">
            <text:p>3737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016S" calcext:value-type="time">
            <text:p>01:10:54</text:p>
          </table:table-cell>
          <table:table-cell/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219S" calcext:value-type="time">
            <text:p>01:10:54</text:p>
          </table:table-cell>
          <table:table-cell/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219S" calcext:value-type="time">
            <text:p>01:10:54</text:p>
          </table:table-cell>
          <table:table-cell/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421S" calcext:value-type="time">
            <text:p>01:10:54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421S" calcext:value-type="time">
            <text:p>01:10:54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624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624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826S" calcext:value-type="time">
            <text:p>01:10:55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826S" calcext:value-type="time">
            <text:p>01:10:55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031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031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234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234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438S" calcext:value-type="time">
            <text:p>01:10:55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438S" calcext:value-type="time">
            <text:p>01:10:55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648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648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851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851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054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054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259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259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464S" calcext:value-type="time">
            <text:p>01:10:56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464S" calcext:value-type="time">
            <text:p>01:10:56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672S" calcext:value-type="time">
            <text:p>01:10:57</text:p>
          </table:table-cell>
          <table:table-cell/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672S" calcext:value-type="time">
            <text:p>01:10:57</text:p>
          </table:table-cell>
          <table:table-cell/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877S" calcext:value-type="time">
            <text:p>01:10:57</text:p>
          </table:table-cell>
          <table:table-cell/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877S" calcext:value-type="time">
            <text:p>01:10:57</text:p>
          </table:table-cell>
          <table:table-cell/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087S" calcext:value-type="time">
            <text:p>01:10:57</text:p>
          </table:table-cell>
          <table:table-cell/>
          <table:table-cell office:value-type="float" office:value="3743" calcext:value-type="float">
            <text:p>374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087S" calcext:value-type="time">
            <text:p>01:10:57</text:p>
          </table:table-cell>
          <table:table-cell/>
          <table:table-cell office:value-type="float" office:value="3743" calcext:value-type="float">
            <text:p>374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292S" calcext:value-type="time">
            <text:p>01:10:57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292S" calcext:value-type="time">
            <text:p>01:10:57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497S" calcext:value-type="time">
            <text:p>01:10:57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497S" calcext:value-type="time">
            <text:p>01:10:57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703S" calcext:value-type="time">
            <text:p>01:10:58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703S" calcext:value-type="time">
            <text:p>01:10:58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909S" calcext:value-type="time">
            <text:p>01:10:58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909S" calcext:value-type="time">
            <text:p>01:10:58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116S" calcext:value-type="time">
            <text:p>01:10:58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116S" calcext:value-type="time">
            <text:p>01:10:58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325S" calcext:value-type="time">
            <text:p>01:10:58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325S" calcext:value-type="time">
            <text:p>01:10:58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532S" calcext:value-type="time">
            <text:p>01:10:59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532S" calcext:value-type="time">
            <text:p>01:10:59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742S" calcext:value-type="time">
            <text:p>01:10:59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742S" calcext:value-type="time">
            <text:p>01:10:59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0.952S" calcext:value-type="time">
            <text:p>01:11:01</text:p>
          </table:table-cell>
          <table:table-cell/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0.952S" calcext:value-type="time">
            <text:p>01:11:01</text:p>
          </table:table-cell>
          <table:table-cell/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162S" calcext:value-type="time">
            <text:p>01:11:01</text:p>
          </table:table-cell>
          <table:table-cell/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162S" calcext:value-type="time">
            <text:p>01:11:01</text:p>
          </table:table-cell>
          <table:table-cell/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369S" calcext:value-type="time">
            <text:p>01:11:01</text:p>
          </table:table-cell>
          <table:table-cell/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369S" calcext:value-type="time">
            <text:p>01:11:01</text:p>
          </table:table-cell>
          <table:table-cell/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576S" calcext:value-type="time">
            <text:p>01:11:02</text:p>
          </table:table-cell>
          <table:table-cell/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576S" calcext:value-type="time">
            <text:p>01:11:02</text:p>
          </table:table-cell>
          <table:table-cell/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781S" calcext:value-type="time">
            <text:p>01:11:02</text:p>
          </table:table-cell>
          <table:table-cell/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781S" calcext:value-type="time">
            <text:p>01:11:02</text:p>
          </table:table-cell>
          <table:table-cell/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988S" calcext:value-type="time">
            <text:p>01:11:02</text:p>
          </table:table-cell>
          <table:table-cell/>
          <table:table-cell office:value-type="float" office:value="2923" calcext:value-type="float">
            <text:p>29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988S" calcext:value-type="time">
            <text:p>01:11:02</text:p>
          </table:table-cell>
          <table:table-cell/>
          <table:table-cell office:value-type="float" office:value="2923" calcext:value-type="float">
            <text:p>29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198S" calcext:value-type="time">
            <text:p>01:11:02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198S" calcext:value-type="time">
            <text:p>01:11:02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405S" calcext:value-type="time">
            <text:p>01:11:02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405S" calcext:value-type="time">
            <text:p>01:11:02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615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615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82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82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027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027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233S" calcext:value-type="time">
            <text:p>01:11:03</text:p>
          </table:table-cell>
          <table:table-cell/>
          <table:table-cell office:value-type="float" office:value="3229" calcext:value-type="float">
            <text:p>32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233S" calcext:value-type="time">
            <text:p>01:11:03</text:p>
          </table:table-cell>
          <table:table-cell/>
          <table:table-cell office:value-type="float" office:value="3229" calcext:value-type="float">
            <text:p>32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439S" calcext:value-type="time">
            <text:p>01:11:03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439S" calcext:value-type="time">
            <text:p>01:11:03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652S" calcext:value-type="time">
            <text:p>01:11:04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652S" calcext:value-type="time">
            <text:p>01:11:04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864S" calcext:value-type="time">
            <text:p>01:11:04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864S" calcext:value-type="time">
            <text:p>01:11:04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071S" calcext:value-type="time">
            <text:p>01:11:04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071S" calcext:value-type="time">
            <text:p>01:11:04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278S" calcext:value-type="time">
            <text:p>01:11:04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278S" calcext:value-type="time">
            <text:p>01:11:04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486S" calcext:value-type="time">
            <text:p>01:11:04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486S" calcext:value-type="time">
            <text:p>01:11:04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697S" calcext:value-type="time">
            <text:p>01:11:05</text:p>
          </table:table-cell>
          <table:table-cell/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697S" calcext:value-type="time">
            <text:p>01:11:05</text:p>
          </table:table-cell>
          <table:table-cell/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908S" calcext:value-type="time">
            <text:p>01:11:05</text:p>
          </table:table-cell>
          <table:table-cell/>
          <table:table-cell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908S" calcext:value-type="time">
            <text:p>01:11:05</text:p>
          </table:table-cell>
          <table:table-cell/>
          <table:table-cell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115S" calcext:value-type="time">
            <text:p>01:11:05</text:p>
          </table:table-cell>
          <table:table-cell/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115S" calcext:value-type="time">
            <text:p>01:11:05</text:p>
          </table:table-cell>
          <table:table-cell/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328S" calcext:value-type="time">
            <text:p>01:11:05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328S" calcext:value-type="time">
            <text:p>01:11:05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547S" calcext:value-type="time">
            <text:p>01:11:06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547S" calcext:value-type="time">
            <text:p>01:11:06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758S" calcext:value-type="time">
            <text:p>01:11:06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758S" calcext:value-type="time">
            <text:p>01:11:06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969S" calcext:value-type="time">
            <text:p>01:11:06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969S" calcext:value-type="time">
            <text:p>01:11:06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185S" calcext:value-type="time">
            <text:p>01:11:06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185S" calcext:value-type="time">
            <text:p>01:11:06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398S" calcext:value-type="time">
            <text:p>01:11:06</text:p>
          </table:table-cell>
          <table:table-cell/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398S" calcext:value-type="time">
            <text:p>01:11:06</text:p>
          </table:table-cell>
          <table:table-cell/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614S" calcext:value-type="time">
            <text:p>01:11:07</text:p>
          </table:table-cell>
          <table:table-cell/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614S" calcext:value-type="time">
            <text:p>01:11:07</text:p>
          </table:table-cell>
          <table:table-cell/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826S" calcext:value-type="time">
            <text:p>01:11:07</text:p>
          </table:table-cell>
          <table:table-cell/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826S" calcext:value-type="time">
            <text:p>01:11:07</text:p>
          </table:table-cell>
          <table:table-cell/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043S" calcext:value-type="time">
            <text:p>01:11:07</text:p>
          </table:table-cell>
          <table:table-cell/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043S" calcext:value-type="time">
            <text:p>01:11:07</text:p>
          </table:table-cell>
          <table:table-cell/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277S" calcext:value-type="time">
            <text:p>01:11:07</text:p>
          </table:table-cell>
          <table:table-cell/>
          <table:table-cell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277S" calcext:value-type="time">
            <text:p>01:11:07</text:p>
          </table:table-cell>
          <table:table-cell/>
          <table:table-cell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485S" calcext:value-type="time">
            <text:p>01:11:07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485S" calcext:value-type="time">
            <text:p>01:11:07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697S" calcext:value-type="time">
            <text:p>01:11:08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697S" calcext:value-type="time">
            <text:p>01:11:08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905S" calcext:value-type="time">
            <text:p>01:11:08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905S" calcext:value-type="time">
            <text:p>01:11:08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117S" calcext:value-type="time">
            <text:p>01:11:08</text:p>
          </table:table-cell>
          <table:table-cell/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117S" calcext:value-type="time">
            <text:p>01:11:08</text:p>
          </table:table-cell>
          <table:table-cell/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331S" calcext:value-type="time">
            <text:p>01:11:08</text:p>
          </table:table-cell>
          <table:table-cell/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331S" calcext:value-type="time">
            <text:p>01:11:08</text:p>
          </table:table-cell>
          <table:table-cell/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546S" calcext:value-type="time">
            <text:p>01:11:09</text:p>
          </table:table-cell>
          <table:table-cell/>
          <table:table-cell office:value-type="float" office:value="3673" calcext:value-type="float">
            <text:p>367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546S" calcext:value-type="time">
            <text:p>01:11:09</text:p>
          </table:table-cell>
          <table:table-cell/>
          <table:table-cell office:value-type="float" office:value="3673" calcext:value-type="float">
            <text:p>367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759S" calcext:value-type="time">
            <text:p>01:11:09</text:p>
          </table:table-cell>
          <table:table-cell/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759S" calcext:value-type="time">
            <text:p>01:11:09</text:p>
          </table:table-cell>
          <table:table-cell/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981S" calcext:value-type="time">
            <text:p>01:11:09</text:p>
          </table:table-cell>
          <table:table-cell/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981S" calcext:value-type="time">
            <text:p>01:11:09</text:p>
          </table:table-cell>
          <table:table-cell/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196S" calcext:value-type="time">
            <text:p>01:11:09</text:p>
          </table:table-cell>
          <table:table-cell/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196S" calcext:value-type="time">
            <text:p>01:11:09</text:p>
          </table:table-cell>
          <table:table-cell/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425S" calcext:value-type="time">
            <text:p>01:11:09</text:p>
          </table:table-cell>
          <table:table-cell/>
          <table:table-cell office:value-type="float" office:value="3678" calcext:value-type="float">
            <text:p>367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425S" calcext:value-type="time">
            <text:p>01:11:09</text:p>
          </table:table-cell>
          <table:table-cell/>
          <table:table-cell office:value-type="float" office:value="3678" calcext:value-type="float">
            <text:p>367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658S" calcext:value-type="time">
            <text:p>01:11:10</text:p>
          </table:table-cell>
          <table:table-cell/>
          <table:table-cell office:value-type="float" office:value="3688" calcext:value-type="float">
            <text:p>36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658S" calcext:value-type="time">
            <text:p>01:11:10</text:p>
          </table:table-cell>
          <table:table-cell/>
          <table:table-cell office:value-type="float" office:value="3688" calcext:value-type="float">
            <text:p>36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874S" calcext:value-type="time">
            <text:p>01:11:10</text:p>
          </table:table-cell>
          <table:table-cell/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874S" calcext:value-type="time">
            <text:p>01:11:10</text:p>
          </table:table-cell>
          <table:table-cell/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085S" calcext:value-type="time">
            <text:p>01:11:10</text:p>
          </table:table-cell>
          <table:table-cell/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085S" calcext:value-type="time">
            <text:p>01:11:10</text:p>
          </table:table-cell>
          <table:table-cell/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298S" calcext:value-type="time">
            <text:p>01:11:10</text:p>
          </table:table-cell>
          <table:table-cell/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298S" calcext:value-type="time">
            <text:p>01:11:10</text:p>
          </table:table-cell>
          <table:table-cell/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512S" calcext:value-type="time">
            <text:p>01:11:11</text:p>
          </table:table-cell>
          <table:table-cell/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512S" calcext:value-type="time">
            <text:p>01:11:11</text:p>
          </table:table-cell>
          <table:table-cell/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732S" calcext:value-type="time">
            <text:p>01:11:11</text:p>
          </table:table-cell>
          <table:table-cell/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732S" calcext:value-type="time">
            <text:p>01:11:11</text:p>
          </table:table-cell>
          <table:table-cell/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941S" calcext:value-type="time">
            <text:p>01:11:11</text:p>
          </table:table-cell>
          <table:table-cell/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941S" calcext:value-type="time">
            <text:p>01:11:11</text:p>
          </table:table-cell>
          <table:table-cell/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157S" calcext:value-type="time">
            <text:p>01:11:11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157S" calcext:value-type="time">
            <text:p>01:11:11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372S" calcext:value-type="time">
            <text:p>01:11:11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372S" calcext:value-type="time">
            <text:p>01:11:11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587S" calcext:value-type="time">
            <text:p>01:11:12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587S" calcext:value-type="time">
            <text:p>01:11:12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803S" calcext:value-type="time">
            <text:p>01:11:12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803S" calcext:value-type="time">
            <text:p>01:11:12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018S" calcext:value-type="time">
            <text:p>01:11:12</text:p>
          </table:table-cell>
          <table:table-cell/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018S" calcext:value-type="time">
            <text:p>01:11:12</text:p>
          </table:table-cell>
          <table:table-cell/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231S" calcext:value-type="time">
            <text:p>01:11:12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231S" calcext:value-type="time">
            <text:p>01:11:12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459S" calcext:value-type="time">
            <text:p>01:11:12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459S" calcext:value-type="time">
            <text:p>01:11:12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673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673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883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883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096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096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307S" calcext:value-type="time">
            <text:p>01:11:13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307S" calcext:value-type="time">
            <text:p>01:11:13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524S" calcext:value-type="time">
            <text:p>01:11:14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524S" calcext:value-type="time">
            <text:p>01:11:14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735S" calcext:value-type="time">
            <text:p>01:11:14</text:p>
          </table:table-cell>
          <table:table-cell/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735S" calcext:value-type="time">
            <text:p>01:11:14</text:p>
          </table:table-cell>
          <table:table-cell/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955S" calcext:value-type="time">
            <text:p>01:11:14</text:p>
          </table:table-cell>
          <table:table-cell/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955S" calcext:value-type="time">
            <text:p>01:11:14</text:p>
          </table:table-cell>
          <table:table-cell/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179S" calcext:value-type="time">
            <text:p>01:11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179S" calcext:value-type="time">
            <text:p>01:11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393S" calcext:value-type="time">
            <text:p>01:11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393S" calcext:value-type="time">
            <text:p>01:11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606S" calcext:value-type="time">
            <text:p>01:11:15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606S" calcext:value-type="time">
            <text:p>01:11:15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823S" calcext:value-type="time">
            <text:p>01:11:15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823S" calcext:value-type="time">
            <text:p>01:11:15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055S" calcext:value-type="time">
            <text:p>01:11:15</text:p>
          </table:table-cell>
          <table:table-cell/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055S" calcext:value-type="time">
            <text:p>01:11:15</text:p>
          </table:table-cell>
          <table:table-cell/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27S" calcext:value-type="time">
            <text:p>01:11:15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27S" calcext:value-type="time">
            <text:p>01:11:15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49S" calcext:value-type="time">
            <text:p>01:11:15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49S" calcext:value-type="time">
            <text:p>01:11:15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71S" calcext:value-type="time">
            <text:p>01:11:16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71S" calcext:value-type="time">
            <text:p>01:11:16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93S" calcext:value-type="time">
            <text:p>01:11:16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93S" calcext:value-type="time">
            <text:p>01:11:16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153S" calcext:value-type="time">
            <text:p>01:11:16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153S" calcext:value-type="time">
            <text:p>01:11:16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374S" calcext:value-type="time">
            <text:p>01:11:16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374S" calcext:value-type="time">
            <text:p>01:11:16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586S" calcext:value-type="time">
            <text:p>01:11:17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586S" calcext:value-type="time">
            <text:p>01:11:17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798S" calcext:value-type="time">
            <text:p>01:11:17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798S" calcext:value-type="time">
            <text:p>01:11:17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015S" calcext:value-type="time">
            <text:p>01:11:17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015S" calcext:value-type="time">
            <text:p>01:11:17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247S" calcext:value-type="time">
            <text:p>01:11:17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247S" calcext:value-type="time">
            <text:p>01:11:17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465S" calcext:value-type="time">
            <text:p>01:11:17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465S" calcext:value-type="time">
            <text:p>01:11:17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678S" calcext:value-type="time">
            <text:p>01:11:18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678S" calcext:value-type="time">
            <text:p>01:11:18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898S" calcext:value-type="time">
            <text:p>01:11:18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898S" calcext:value-type="time">
            <text:p>01:11:18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115S" calcext:value-type="time">
            <text:p>01:11:18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115S" calcext:value-type="time">
            <text:p>01:11:18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331S" calcext:value-type="time">
            <text:p>01:11:18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331S" calcext:value-type="time">
            <text:p>01:11:18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55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55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773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773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995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995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224S" calcext:value-type="time">
            <text:p>01:11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224S" calcext:value-type="time">
            <text:p>01:11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459S" calcext:value-type="time">
            <text:p>01:11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459S" calcext:value-type="time">
            <text:p>01:11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673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673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89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89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11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11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33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33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554S" calcext:value-type="time">
            <text:p>01:11:21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554S" calcext:value-type="time">
            <text:p>01:11:21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772S" calcext:value-type="time">
            <text:p>01:11:21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772S" calcext:value-type="time">
            <text:p>01:11:21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992S" calcext:value-type="time">
            <text:p>01:11:21</text:p>
          </table:table-cell>
          <table:table-cell/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992S" calcext:value-type="time">
            <text:p>01:11:21</text:p>
          </table:table-cell>
          <table:table-cell/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213S" calcext:value-type="time">
            <text:p>01:11:21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213S" calcext:value-type="time">
            <text:p>01:11:21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437S" calcext:value-type="time">
            <text:p>01:11:21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437S" calcext:value-type="time">
            <text:p>01:11:21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661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661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879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879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106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106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325S" calcext:value-type="time">
            <text:p>01:11:22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325S" calcext:value-type="time">
            <text:p>01:11:22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543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543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76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76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983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983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204S" calcext:value-type="time">
            <text:p>01:11:23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204S" calcext:value-type="time">
            <text:p>01:11:23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437S" calcext:value-type="time">
            <text:p>01:11:23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437S" calcext:value-type="time">
            <text:p>01:11:23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657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657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881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881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103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103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332S" calcext:value-type="time">
            <text:p>01:11:24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332S" calcext:value-type="time">
            <text:p>01:11:24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553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553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778S" calcext:value-type="time">
            <text:p>01:11:25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778S" calcext:value-type="time">
            <text:p>01:11:25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S" calcext:value-type="time">
            <text:p>01:11:25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S" calcext:value-type="time">
            <text:p>01:11:25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22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22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445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445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662S" calcext:value-type="time">
            <text:p>01:11:2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662S" calcext:value-type="time">
            <text:p>01:11:2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891S" calcext:value-type="time">
            <text:p>01:11:2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891S" calcext:value-type="time">
            <text:p>01:11:2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11S" calcext:value-type="time">
            <text:p>01:11:26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11S" calcext:value-type="time">
            <text:p>01:11:26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331S" calcext:value-type="time">
            <text:p>01:11:26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331S" calcext:value-type="time">
            <text:p>01:11:26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548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548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768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768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99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99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214S" calcext:value-type="time">
            <text:p>01:11:27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214S" calcext:value-type="time">
            <text:p>01:11:27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435S" calcext:value-type="time">
            <text:p>01:11:27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435S" calcext:value-type="time">
            <text:p>01:11:27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658S" calcext:value-type="time">
            <text:p>01:11:28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658S" calcext:value-type="time">
            <text:p>01:11:28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877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877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8.102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8.102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8.336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8.336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 table:number-rows-repeated="10482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 (kopie)" table:style-name="ta1">
        <table:shapes>
          <draw:frame draw:z-index="0" draw:style-name="gr1" draw:text-style-name="P1" svg:width="26.062cm" svg:height="9.004cm" svg:x="4.32cm" svg:y="3.958cm">
            <draw:object draw:notify-on-update-of-ranges="'myapp (kopie)'.B1:'myapp (kopie)'.B151 'myapp (kopie)'.D1:'myapp (kopie)'.D1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006S" calcext:value-type="time">
            <text:p>00:58:47</text:p>
          </table:table-cell>
          <table:table-cell/>
          <table:table-cell office:value-type="float" office:value="3485" calcext:value-type="float">
            <text:p>3485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215S" calcext:value-type="time">
            <text:p>00:58:47</text:p>
          </table:table-cell>
          <table:table-cell/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425S" calcext:value-type="time">
            <text:p>00:58:47</text:p>
          </table:table-cell>
          <table:table-cell/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634S" calcext:value-type="time">
            <text:p>00:58:48</text:p>
          </table:table-cell>
          <table:table-cell/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84S" calcext:value-type="time">
            <text:p>00:58:48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06S" calcext:value-type="time">
            <text:p>00:58:48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267S" calcext:value-type="time">
            <text:p>00:58:48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481S" calcext:value-type="time">
            <text:p>00:58:48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695S" calcext:value-type="time">
            <text:p>00:58:49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902S" calcext:value-type="time">
            <text:p>00:58:49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115S" calcext:value-type="time">
            <text:p>00:58:49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326S" calcext:value-type="time">
            <text:p>00:58:49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536S" calcext:value-type="time">
            <text:p>00:58:50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745S" calcext:value-type="time">
            <text:p>00:58:50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956S" calcext:value-type="time">
            <text:p>00:58:50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0.164S" calcext:value-type="time">
            <text:p>00:58:50</text:p>
          </table:table-cell>
          <table:table-cell/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0.374S" calcext:value-type="time">
            <text:p>00:58:50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0.584S" calcext:value-type="time">
            <text:p>00:58:51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0.791S" calcext:value-type="time">
            <text:p>00:58:51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005S" calcext:value-type="time">
            <text:p>00:58:51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215S" calcext:value-type="time">
            <text:p>00:58:51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422S" calcext:value-type="time">
            <text:p>00:58:51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635S" calcext:value-type="time">
            <text:p>00:58:52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857S" calcext:value-type="time">
            <text:p>00:58:52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07S" calcext:value-type="time">
            <text:p>00:58:52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289S" calcext:value-type="time">
            <text:p>00:58:52</text:p>
          </table:table-cell>
          <table:table-cell/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503S" calcext:value-type="time">
            <text:p>00:58:53</text:p>
          </table:table-cell>
          <table:table-cell/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71S" calcext:value-type="time">
            <text:p>00:58:53</text:p>
          </table:table-cell>
          <table:table-cell/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924S" calcext:value-type="time">
            <text:p>00:58:53</text:p>
          </table:table-cell>
          <table:table-cell/>
          <table:table-cell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132S" calcext:value-type="time">
            <text:p>00:58:53</text:p>
          </table:table-cell>
          <table:table-cell/>
          <table:table-cell office:value-type="float" office:value="3345" calcext:value-type="float">
            <text:p>33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342S" calcext:value-type="time">
            <text:p>00:58:53</text:p>
          </table:table-cell>
          <table:table-cell/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555S" calcext:value-type="time">
            <text:p>00:58:54</text:p>
          </table:table-cell>
          <table:table-cell/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769S" calcext:value-type="time">
            <text:p>00:58:54</text:p>
          </table:table-cell>
          <table:table-cell/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983S" calcext:value-type="time">
            <text:p>00:58:54</text:p>
          </table:table-cell>
          <table:table-cell/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4.191S" calcext:value-type="time">
            <text:p>00:58:54</text:p>
          </table:table-cell>
          <table:table-cell/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4.406S" calcext:value-type="time">
            <text:p>00:58:54</text:p>
          </table:table-cell>
          <table:table-cell/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4.617S" calcext:value-type="time">
            <text:p>00:58:55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4.827S" calcext:value-type="time">
            <text:p>00:58:55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038S" calcext:value-type="time">
            <text:p>00:58:55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248S" calcext:value-type="time">
            <text:p>00:58:55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462S" calcext:value-type="time">
            <text:p>00:58:55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671S" calcext:value-type="time">
            <text:p>00:58:56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89S" calcext:value-type="time">
            <text:p>00:58:56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099S" calcext:value-type="time">
            <text:p>00:58:56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31S" calcext:value-type="time">
            <text:p>00:58:56</text:p>
          </table:table-cell>
          <table:table-cell/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523S" calcext:value-type="time">
            <text:p>00:58:57</text:p>
          </table:table-cell>
          <table:table-cell/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743S" calcext:value-type="time">
            <text:p>00:58:57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958S" calcext:value-type="time">
            <text:p>00:58:57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7.176S" calcext:value-type="time">
            <text:p>00:58:57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7.389S" calcext:value-type="time">
            <text:p>00:58:57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7.599S" calcext:value-type="time">
            <text:p>00:58:58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7.818S" calcext:value-type="time">
            <text:p>00:58:58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032S" calcext:value-type="time">
            <text:p>00:58:58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25S" calcext:value-type="time">
            <text:p>00:58:58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463S" calcext:value-type="time">
            <text:p>00:58:58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674S" calcext:value-type="time">
            <text:p>00:58:59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889S" calcext:value-type="time">
            <text:p>00:58:59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106S" calcext:value-type="time">
            <text:p>00:58:59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321S" calcext:value-type="time">
            <text:p>00:58:59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531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745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957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0.172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0.383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0.6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0.822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04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258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476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695S" calcext:value-type="time">
            <text:p>00:59:02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907S" calcext:value-type="time">
            <text:p>00:59:02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123S" calcext:value-type="time">
            <text:p>00:59:02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342S" calcext:value-type="time">
            <text:p>00:59:02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561S" calcext:value-type="time">
            <text:p>00:59:03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776S" calcext:value-type="time">
            <text:p>00:59:03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993S" calcext:value-type="time">
            <text:p>00:59:03</text:p>
          </table:table-cell>
          <table:table-cell/>
          <table:table-cell office:value-type="float" office:value="3324" calcext:value-type="float">
            <text:p>33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3.206S" calcext:value-type="time">
            <text:p>00:59:03</text:p>
          </table:table-cell>
          <table:table-cell/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3.419S" calcext:value-type="time">
            <text:p>00:59:03</text:p>
          </table:table-cell>
          <table:table-cell/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3.637S" calcext:value-type="time">
            <text:p>00:59:04</text:p>
          </table:table-cell>
          <table:table-cell/>
          <table:table-cell office:value-type="float" office:value="3070" calcext:value-type="float">
            <text:p>307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3.858S" calcext:value-type="time">
            <text:p>00:59:04</text:p>
          </table:table-cell>
          <table:table-cell/>
          <table:table-cell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073S" calcext:value-type="time">
            <text:p>00:59:04</text:p>
          </table:table-cell>
          <table:table-cell/>
          <table:table-cell office:value-type="float" office:value="2948" calcext:value-type="float">
            <text:p>29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292S" calcext:value-type="time">
            <text:p>00:59:04</text:p>
          </table:table-cell>
          <table:table-cell/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508S" calcext:value-type="time">
            <text:p>00:59:05</text:p>
          </table:table-cell>
          <table:table-cell/>
          <table:table-cell office:value-type="float" office:value="2938" calcext:value-type="float">
            <text:p>29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724S" calcext:value-type="time">
            <text:p>00:59:05</text:p>
          </table:table-cell>
          <table:table-cell/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941S" calcext:value-type="time">
            <text:p>00:59:05</text:p>
          </table:table-cell>
          <table:table-cell/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5.158S" calcext:value-type="time">
            <text:p>00:59:05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5.376S" calcext:value-type="time">
            <text:p>00:59:05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5.597S" calcext:value-type="time">
            <text:p>00:59:06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5.817S" calcext:value-type="time">
            <text:p>00:59:06</text:p>
          </table:table-cell>
          <table:table-cell/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033S" calcext:value-type="time">
            <text:p>00:59:06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261S" calcext:value-type="time">
            <text:p>00:59:06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483S" calcext:value-type="time">
            <text:p>00:59:06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704S" calcext:value-type="time">
            <text:p>00:59:07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917S" calcext:value-type="time">
            <text:p>00:59:07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7.132S" calcext:value-type="time">
            <text:p>00:59:07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7.357S" calcext:value-type="time">
            <text:p>00:59:07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7.581S" calcext:value-type="time">
            <text:p>00:59:08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7.807S" calcext:value-type="time">
            <text:p>00:59:08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025S" calcext:value-type="time">
            <text:p>00:59:08</text:p>
          </table:table-cell>
          <table:table-cell/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238S" calcext:value-type="time">
            <text:p>00:59:08</text:p>
          </table:table-cell>
          <table:table-cell/>
          <table:table-cell office:value-type="float" office:value="2938" calcext:value-type="float">
            <text:p>29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455S" calcext:value-type="time">
            <text:p>00:59:08</text:p>
          </table:table-cell>
          <table:table-cell/>
          <table:table-cell office:value-type="float" office:value="3231" calcext:value-type="float">
            <text:p>32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673S" calcext:value-type="time">
            <text:p>00:59:09</text:p>
          </table:table-cell>
          <table:table-cell/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893S" calcext:value-type="time">
            <text:p>00:59:09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108S" calcext:value-type="time">
            <text:p>00:59:09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326S" calcext:value-type="time">
            <text:p>00:59:09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545S" calcext:value-type="time">
            <text:p>00:59:10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761S" calcext:value-type="time">
            <text:p>00:59:10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984S" calcext:value-type="time">
            <text:p>00:59:10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0.207S" calcext:value-type="time">
            <text:p>00:59:10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0.425S" calcext:value-type="time">
            <text:p>00:59:10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0.643S" calcext:value-type="time">
            <text:p>00:59:11</text:p>
          </table:table-cell>
          <table:table-cell/>
          <table:table-cell office:value-type="float" office:value="3324" calcext:value-type="float">
            <text:p>33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0.863S" calcext:value-type="time">
            <text:p>00:59:11</text:p>
          </table:table-cell>
          <table:table-cell/>
          <table:table-cell office:value-type="float" office:value="3323" calcext:value-type="float">
            <text:p>33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081S" calcext:value-type="time">
            <text:p>00:59:11</text:p>
          </table:table-cell>
          <table:table-cell/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303S" calcext:value-type="time">
            <text:p>00:59:11</text:p>
          </table:table-cell>
          <table:table-cell/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525S" calcext:value-type="time">
            <text:p>00:59:12</text:p>
          </table:table-cell>
          <table:table-cell/>
          <table:table-cell office:value-type="float" office:value="2960" calcext:value-type="float">
            <text:p>296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751S" calcext:value-type="time">
            <text:p>00:59:12</text:p>
          </table:table-cell>
          <table:table-cell/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967S" calcext:value-type="time">
            <text:p>00:59:12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2.19S" calcext:value-type="time">
            <text:p>00:59:12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2.414S" calcext:value-type="time">
            <text:p>00:59:12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2.633S" calcext:value-type="time">
            <text:p>00:59:13</text:p>
          </table:table-cell>
          <table:table-cell/>
          <table:table-cell office:value-type="float" office:value="2938" calcext:value-type="float">
            <text:p>29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2.858S" calcext:value-type="time">
            <text:p>00:59:13</text:p>
          </table:table-cell>
          <table:table-cell/>
          <table:table-cell office:value-type="float" office:value="3278" calcext:value-type="float">
            <text:p>327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076S" calcext:value-type="time">
            <text:p>00:59:13</text:p>
          </table:table-cell>
          <table:table-cell/>
          <table:table-cell office:value-type="float" office:value="3316" calcext:value-type="float">
            <text:p>33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298S" calcext:value-type="time">
            <text:p>00:59:13</text:p>
          </table:table-cell>
          <table:table-cell/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52S" calcext:value-type="time">
            <text:p>00:59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743S" calcext:value-type="time">
            <text:p>00:59:14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971S" calcext:value-type="time">
            <text:p>00:59:14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4.193S" calcext:value-type="time">
            <text:p>00:59:14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4.42S" calcext:value-type="time">
            <text:p>00:59:14</text:p>
          </table:table-cell>
          <table:table-cell/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4.643S" calcext:value-type="time">
            <text:p>00:59:15</text:p>
          </table:table-cell>
          <table:table-cell/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4.875S" calcext:value-type="time">
            <text:p>00:59:15</text:p>
          </table:table-cell>
          <table:table-cell/>
          <table:table-cell office:value-type="float" office:value="3022" calcext:value-type="float">
            <text:p>30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103S" calcext:value-type="time">
            <text:p>00:59:15</text:p>
          </table:table-cell>
          <table:table-cell/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326S" calcext:value-type="time">
            <text:p>00:59:15</text:p>
          </table:table-cell>
          <table:table-cell/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545S" calcext:value-type="time">
            <text:p>00:59:16</text:p>
          </table:table-cell>
          <table:table-cell/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766S" calcext:value-type="time">
            <text:p>00:59:16</text:p>
          </table:table-cell>
          <table:table-cell/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99S" calcext:value-type="time">
            <text:p>00:59:16</text:p>
          </table:table-cell>
          <table:table-cell/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6.215S" calcext:value-type="time">
            <text:p>00:59:16</text:p>
          </table:table-cell>
          <table:table-cell/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6.434S" calcext:value-type="time">
            <text:p>00:59:16</text:p>
          </table:table-cell>
          <table:table-cell/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6.655S" calcext:value-type="time">
            <text:p>00:59:17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6.881S" calcext:value-type="time">
            <text:p>00:59:17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7.107S" calcext:value-type="time">
            <text:p>00:59:17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7.325S" calcext:value-type="time">
            <text:p>00:59:17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7.546S" calcext:value-type="time">
            <text:p>00:59:18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7.77S" calcext:value-type="time">
            <text:p>00:59:18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S" calcext:value-type="time">
            <text:p>00:59:18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.23S" calcext:value-type="time">
            <text:p>00:59:18</text:p>
          </table:table-cell>
          <table:table-cell/>
          <table:table-cell office:value-type="float" office:value="3122" calcext:value-type="float">
            <text:p>31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.456S" calcext:value-type="time">
            <text:p>00:59:18</text:p>
          </table:table-cell>
          <table:table-cell/>
          <table:table-cell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.674S" calcext:value-type="time">
            <text:p>00:59:19</text:p>
          </table:table-cell>
          <table:table-cell/>
          <table:table-cell office:value-type="float" office:value="2944" calcext:value-type="float">
            <text:p>29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.902S" calcext:value-type="time">
            <text:p>00:59:19</text:p>
          </table:table-cell>
          <table:table-cell/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9.123S" calcext:value-type="time">
            <text:p>00:59:19</text:p>
          </table:table-cell>
          <table:table-cell/>
          <table:table-cell office:value-type="float" office:value="2937" calcext:value-type="float">
            <text:p>29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9.346S" calcext:value-type="time">
            <text:p>00:59:19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9.579S" calcext:value-type="time">
            <text:p>00:59:20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 table:number-rows-repeated="10484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3" table:style-name="ta1">
        <table:shapes>
          <draw:frame draw:z-index="0" draw:style-name="gr1" draw:text-style-name="P1" svg:width="31.665cm" svg:height="9.005cm" svg:x="0.92cm" svg:y="1.062cm">
            <draw:object draw:notify-on-update-of-ranges="myapp3.B1:myapp3.B302 myapp3.D1:myapp3.D3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168S" calcext:value-type="time">
            <text:p>01:25:07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168S" calcext:value-type="time">
            <text:p>01:25:07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372S" calcext:value-type="time">
            <text:p>01:25:07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372S" calcext:value-type="time">
            <text:p>01:25:07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577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577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78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78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985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985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191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191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397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397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601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601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804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804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012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012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221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221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426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426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63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63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84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84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0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0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254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254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462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462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67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67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88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88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09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09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306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306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519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519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726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726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932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932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151S" calcext:value-type="time">
            <text:p>01:25:14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151S" calcext:value-type="time">
            <text:p>01:25:14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363S" calcext:value-type="time">
            <text:p>01:25:14</text:p>
          </table:table-cell>
          <table:table-cell office:value-type="string" calcext:value-type="string">
            <text:p>ERROR</text:p>
          </table:table-cell>
          <table:table-cell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363S" calcext:value-type="time">
            <text:p>01:25:14</text:p>
          </table:table-cell>
          <table:table-cell office:value-type="string" calcext:value-type="string">
            <text:p>ERROR</text:p>
          </table:table-cell>
          <table:table-cell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575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575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787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787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998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998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206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206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415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415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624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624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83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83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036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036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242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242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467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467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675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675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88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88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086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086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293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293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504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504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717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717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923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923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134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134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341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341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551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551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766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766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978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978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193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193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407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407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617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617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849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849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065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065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281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281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494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494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705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705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914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914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126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126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338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338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557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557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772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772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986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986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198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198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416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416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626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626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836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836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05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05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264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264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48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48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695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695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909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909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119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119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335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335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547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547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759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759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973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82" calcext:value-type="float">
            <text:p>328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973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82" calcext:value-type="float">
            <text:p>328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193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193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41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41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625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625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841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841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059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059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269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269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481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481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691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691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908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908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123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123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342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342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558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558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787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787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006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006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22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22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437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437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649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649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864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864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081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081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3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3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515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515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728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728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946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946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163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163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378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378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592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592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807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807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031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031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25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25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469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469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688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688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909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909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133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133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347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347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561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561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78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78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997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997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217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217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449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449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676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676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891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891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111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111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33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33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544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544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777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777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998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998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215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215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444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444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669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669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883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883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099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099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318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318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534S" calcext:value-type="time">
            <text:p>01:25:37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534S" calcext:value-type="time">
            <text:p>01:25:37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757S" calcext:value-type="time">
            <text:p>01:25:37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757S" calcext:value-type="time">
            <text:p>01:25:37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8.982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8.982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205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205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438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438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66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66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883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883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105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105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324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324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548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548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765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765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988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988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211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211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431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431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654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654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873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873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09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09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309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309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53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53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759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759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98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98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3.203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3.203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3.431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3.431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 table:number-rows-repeated="10482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4" table:style-name="ta1">
        <table:shapes>
          <draw:frame draw:z-index="0" draw:style-name="gr1" draw:text-style-name="P1" svg:width="20.877cm" svg:height="10.922cm" svg:x="8.781cm" svg:y="3.368cm">
            <draw:object draw:notify-on-update-of-ranges="myapp4.B1:myapp4.B303 myapp4.D1:myapp4.D30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467S" calcext:value-type="time">
            <text:p>01:32:03</text:p>
          </table:table-cell>
          <table:table-cell/>
          <table:table-cell office:value-type="float" office:value="3449" calcext:value-type="float">
            <text:p>3449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467S" calcext:value-type="time">
            <text:p>01:32:03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467S" calcext:value-type="time">
            <text:p>01:32:03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672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672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672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874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874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874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077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077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077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2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2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2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48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48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48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698S" calcext:value-type="time">
            <text:p>01:32:05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698S" calcext:value-type="time">
            <text:p>01:32:05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698S" calcext:value-type="time">
            <text:p>01:32:05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908S" calcext:value-type="time">
            <text:p>01:32:05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908S" calcext:value-type="time">
            <text:p>01:32:05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908S" calcext:value-type="time">
            <text:p>01:32:05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116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116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116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323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323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323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52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52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52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73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73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73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945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945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945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/>
          <table:table-cell table:style-name="ce3" office:value-type="string" calcext:value-type="string">
            <text:p>WINNER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15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15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15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36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36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36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57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57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57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775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775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775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982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982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982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19S" calcext:value-type="time">
            <text:p>01:32:07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19S" calcext:value-type="time">
            <text:p>01:32:07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19S" calcext:value-type="time">
            <text:p>01:32:07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403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403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403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611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611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611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817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817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817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023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023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023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231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231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231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938S" calcext:value-type="time">
            <text:p>01:32:09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938S" calcext:value-type="time">
            <text:p>01:32:09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938S" calcext:value-type="time">
            <text:p>01:32:09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146S" calcext:value-type="time">
            <text:p>01:32:0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146S" calcext:value-type="time">
            <text:p>01:32:0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146S" calcext:value-type="time">
            <text:p>01:32:0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355S" calcext:value-type="time">
            <text:p>01:32:09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355S" calcext:value-type="time">
            <text:p>01:32:09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355S" calcext:value-type="time">
            <text:p>01:32:09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562S" calcext:value-type="time">
            <text:p>01:32:1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562S" calcext:value-type="time">
            <text:p>01:32:1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562S" calcext:value-type="time">
            <text:p>01:32:1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769S" calcext:value-type="time">
            <text:p>01:32:1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769S" calcext:value-type="time">
            <text:p>01:32:1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769S" calcext:value-type="time">
            <text:p>01:32:1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982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982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982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194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194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194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406S" calcext:value-type="time">
            <text:p>01:32:10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406S" calcext:value-type="time">
            <text:p>01:32:10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406S" calcext:value-type="time">
            <text:p>01:32:10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614S" calcext:value-type="time">
            <text:p>01:32:11</text:p>
          </table:table-cell>
          <table:table-cell/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614S" calcext:value-type="time">
            <text:p>01:32:11</text:p>
          </table:table-cell>
          <table:table-cell/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614S" calcext:value-type="time">
            <text:p>01:32:11</text:p>
          </table:table-cell>
          <table:table-cell/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826S" calcext:value-type="time">
            <text:p>01:32:11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826S" calcext:value-type="time">
            <text:p>01:32:11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826S" calcext:value-type="time">
            <text:p>01:32:11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035S" calcext:value-type="time">
            <text:p>01:32:11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035S" calcext:value-type="time">
            <text:p>01:32:11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035S" calcext:value-type="time">
            <text:p>01:32:11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247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247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247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452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452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452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661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661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661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867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867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867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08S" calcext:value-type="time">
            <text:p>01:32:12</text:p>
          </table:table-cell>
          <table:table-cell/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08S" calcext:value-type="time">
            <text:p>01:32:12</text:p>
          </table:table-cell>
          <table:table-cell/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08S" calcext:value-type="time">
            <text:p>01:32:12</text:p>
          </table:table-cell>
          <table:table-cell/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287S" calcext:value-type="time">
            <text:p>01:32:12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287S" calcext:value-type="time">
            <text:p>01:32:12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287S" calcext:value-type="time">
            <text:p>01:32:12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493S" calcext:value-type="time">
            <text:p>01:32:12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493S" calcext:value-type="time">
            <text:p>01:32:12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493S" calcext:value-type="time">
            <text:p>01:32:12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701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701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701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915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915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915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125S" calcext:value-type="time">
            <text:p>01:32:13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125S" calcext:value-type="time">
            <text:p>01:32:13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125S" calcext:value-type="time">
            <text:p>01:32:13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338S" calcext:value-type="time">
            <text:p>01:32:13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338S" calcext:value-type="time">
            <text:p>01:32:13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338S" calcext:value-type="time">
            <text:p>01:32:13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553S" calcext:value-type="time">
            <text:p>01:32:14</text:p>
          </table:table-cell>
          <table:table-cell/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553S" calcext:value-type="time">
            <text:p>01:32:14</text:p>
          </table:table-cell>
          <table:table-cell/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553S" calcext:value-type="time">
            <text:p>01:32:14</text:p>
          </table:table-cell>
          <table:table-cell/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764S" calcext:value-type="time">
            <text:p>01:32:14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764S" calcext:value-type="time">
            <text:p>01:32:14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764S" calcext:value-type="time">
            <text:p>01:32:14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98S" calcext:value-type="time">
            <text:p>01:32:14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98S" calcext:value-type="time">
            <text:p>01:32:14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98S" calcext:value-type="time">
            <text:p>01:32:14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194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194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194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412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412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412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626S" calcext:value-type="time">
            <text:p>01:32:15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626S" calcext:value-type="time">
            <text:p>01:32:15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626S" calcext:value-type="time">
            <text:p>01:32:15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833S" calcext:value-type="time">
            <text:p>01:32:15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833S" calcext:value-type="time">
            <text:p>01:32:15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833S" calcext:value-type="time">
            <text:p>01:32:15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046S" calcext:value-type="time">
            <text:p>01:32:15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046S" calcext:value-type="time">
            <text:p>01:32:15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046S" calcext:value-type="time">
            <text:p>01:32:15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257S" calcext:value-type="time">
            <text:p>01:32:15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257S" calcext:value-type="time">
            <text:p>01:32:15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257S" calcext:value-type="time">
            <text:p>01:32:15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472S" calcext:value-type="time">
            <text:p>01:32:15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472S" calcext:value-type="time">
            <text:p>01:32:15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472S" calcext:value-type="time">
            <text:p>01:32:15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68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68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68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89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89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89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102S" calcext:value-type="time">
            <text:p>01:32:1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102S" calcext:value-type="time">
            <text:p>01:32:1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102S" calcext:value-type="time">
            <text:p>01:32:1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318S" calcext:value-type="time">
            <text:p>01:32:16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318S" calcext:value-type="time">
            <text:p>01:32:16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318S" calcext:value-type="time">
            <text:p>01:32:16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533S" calcext:value-type="time">
            <text:p>01:32:17</text:p>
          </table:table-cell>
          <table:table-cell/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533S" calcext:value-type="time">
            <text:p>01:32:17</text:p>
          </table:table-cell>
          <table:table-cell/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533S" calcext:value-type="time">
            <text:p>01:32:17</text:p>
          </table:table-cell>
          <table:table-cell/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747S" calcext:value-type="time">
            <text:p>01:32:17</text:p>
          </table:table-cell>
          <table:table-cell/>
          <table:table-cell office:value-type="float" office:value="2920" calcext:value-type="float">
            <text:p>29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747S" calcext:value-type="time">
            <text:p>01:32:17</text:p>
          </table:table-cell>
          <table:table-cell/>
          <table:table-cell office:value-type="float" office:value="2920" calcext:value-type="float">
            <text:p>29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747S" calcext:value-type="time">
            <text:p>01:32:17</text:p>
          </table:table-cell>
          <table:table-cell/>
          <table:table-cell office:value-type="float" office:value="2920" calcext:value-type="float">
            <text:p>29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959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959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959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167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167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167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384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384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384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593S" calcext:value-type="time">
            <text:p>01:32:18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593S" calcext:value-type="time">
            <text:p>01:32:18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593S" calcext:value-type="time">
            <text:p>01:32:18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805S" calcext:value-type="time">
            <text:p>01:32:18</text:p>
          </table:table-cell>
          <table:table-cell/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805S" calcext:value-type="time">
            <text:p>01:32:18</text:p>
          </table:table-cell>
          <table:table-cell/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805S" calcext:value-type="time">
            <text:p>01:32:18</text:p>
          </table:table-cell>
          <table:table-cell/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017S" calcext:value-type="time">
            <text:p>01:32:18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017S" calcext:value-type="time">
            <text:p>01:32:18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017S" calcext:value-type="time">
            <text:p>01:32:18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231S" calcext:value-type="time">
            <text:p>01:32:18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231S" calcext:value-type="time">
            <text:p>01:32:18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231S" calcext:value-type="time">
            <text:p>01:32:18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443S" calcext:value-type="time">
            <text:p>01:32:18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443S" calcext:value-type="time">
            <text:p>01:32:18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443S" calcext:value-type="time">
            <text:p>01:32:18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653S" calcext:value-type="time">
            <text:p>01:32:19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653S" calcext:value-type="time">
            <text:p>01:32:19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653S" calcext:value-type="time">
            <text:p>01:32:19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862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862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862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084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084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084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298S" calcext:value-type="time">
            <text:p>01:32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298S" calcext:value-type="time">
            <text:p>01:32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298S" calcext:value-type="time">
            <text:p>01:32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507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507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507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724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724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724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935S" calcext:value-type="time">
            <text:p>01:32:2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935S" calcext:value-type="time">
            <text:p>01:32:2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935S" calcext:value-type="time">
            <text:p>01:32:2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149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149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149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364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364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364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58S" calcext:value-type="time">
            <text:p>01:32:21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58S" calcext:value-type="time">
            <text:p>01:32:21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58S" calcext:value-type="time">
            <text:p>01:32:21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1.798S" calcext:value-type="time">
            <text:p>01:32:22</text:p>
          </table:table-cell>
          <table:table-cell/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1.798S" calcext:value-type="time">
            <text:p>01:32:22</text:p>
          </table:table-cell>
          <table:table-cell/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 table:number-rows-repeated="61">
          <table:table-cell table:style-name="ce1"/>
          <table:table-cell table:number-columns-repeated="5"/>
        </table:table-row>
        <table:table-row table:style-name="ro1" table:number-rows-repeated="10482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5" table:style-name="ta1">
        <table:shapes>
          <draw:frame draw:z-index="0" draw:style-name="gr1" draw:text-style-name="P1" svg:width="24.947cm" svg:height="15.14cm" svg:x="3.902cm" svg:y="2.178cm">
            <draw:object draw:notify-on-update-of-ranges="myapp5.B1:myapp5.B80 myapp5.D1:myapp5.D8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29.666S" calcext:value-type="time">
            <text:p>01:41:30</text:p>
          </table:table-cell>
          <table:table-cell/>
          <table:table-cell office:value-type="float" office:value="3445" calcext:value-type="float">
            <text:p>3445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29.869S" calcext:value-type="time">
            <text:p>01:41:3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073S" calcext:value-type="time">
            <text:p>01:41:3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276S" calcext:value-type="time">
            <text:p>01:41:3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478S" calcext:value-type="time">
            <text:p>01:41:3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682S" calcext:value-type="time">
            <text:p>01:41:3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885S" calcext:value-type="time">
            <text:p>01:41:3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094S" calcext:value-type="time">
            <text:p>01:41:3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301S" calcext:value-type="time">
            <text:p>01:41:3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508S" calcext:value-type="time">
            <text:p>01:41:32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712S" calcext:value-type="time">
            <text:p>01:41:32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92S" calcext:value-type="time">
            <text:p>01:41:3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125S" calcext:value-type="time">
            <text:p>01:41:3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33S" calcext:value-type="time">
            <text:p>01:41:3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536S" calcext:value-type="time">
            <text:p>01:41:3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744S" calcext:value-type="time">
            <text:p>01:41:3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949S" calcext:value-type="time">
            <text:p>01:41:3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154S" calcext:value-type="time">
            <text:p>01:41:3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36S" calcext:value-type="time">
            <text:p>01:41:3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572S" calcext:value-type="time">
            <text:p>01:41:34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779S" calcext:value-type="time">
            <text:p>01:41:34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985S" calcext:value-type="time">
            <text:p>01:41:34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4.198S" calcext:value-type="time">
            <text:p>01:41:3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4.408S" calcext:value-type="time">
            <text:p>01:41:3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119S" calcext:value-type="time">
            <text:p>01:41:35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331S" calcext:value-type="time">
            <text:p>01:41:35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541S" calcext:value-type="time">
            <text:p>01:41:36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748S" calcext:value-type="time">
            <text:p>01:41:3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956S" calcext:value-type="time">
            <text:p>01:41:36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6.171S" calcext:value-type="time">
            <text:p>01:41:36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6.382S" calcext:value-type="time">
            <text:p>01:41:3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6.593S" calcext:value-type="time">
            <text:p>01:41:37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6.812S" calcext:value-type="time">
            <text:p>01:41:37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022S" calcext:value-type="time">
            <text:p>01:41:37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23S" calcext:value-type="time">
            <text:p>01:41:37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44S" calcext:value-type="time">
            <text:p>01:41:37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648S" calcext:value-type="time">
            <text:p>01:41:38</text:p>
          </table:table-cell>
          <table:table-cell/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863S" calcext:value-type="time">
            <text:p>01:41:38</text:p>
          </table:table-cell>
          <table:table-cell/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072S" calcext:value-type="time">
            <text:p>01:41:38</text:p>
          </table:table-cell>
          <table:table-cell/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279S" calcext:value-type="time">
            <text:p>01:41:38</text:p>
          </table:table-cell>
          <table:table-cell/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488S" calcext:value-type="time">
            <text:p>01:41:38</text:p>
          </table:table-cell>
          <table:table-cell/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694S" calcext:value-type="time">
            <text:p>01:41:39</text:p>
          </table:table-cell>
          <table:table-cell/>
          <table:table-cell office:value-type="float" office:value="3201" calcext:value-type="float">
            <text:p>32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9S" calcext:value-type="time">
            <text:p>01:41:39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108S" calcext:value-type="time">
            <text:p>01:41:39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322S" calcext:value-type="time">
            <text:p>01:41:39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532S" calcext:value-type="time">
            <text:p>01:41:40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739S" calcext:value-type="time">
            <text:p>01:41:40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947S" calcext:value-type="time">
            <text:p>01:41:40</text:p>
          </table:table-cell>
          <table:table-cell/>
          <table:table-cell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0.158S" calcext:value-type="time">
            <text:p>01:41:40</text:p>
          </table:table-cell>
          <table:table-cell/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0.366S" calcext:value-type="time">
            <text:p>01:41:40</text:p>
          </table:table-cell>
          <table:table-cell/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0.58S" calcext:value-type="time">
            <text:p>01:41:41</text:p>
          </table:table-cell>
          <table:table-cell/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0.791S" calcext:value-type="time">
            <text:p>01:41:41</text:p>
          </table:table-cell>
          <table:table-cell/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003S" calcext:value-type="time">
            <text:p>01:41:41</text:p>
          </table:table-cell>
          <table:table-cell/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214S" calcext:value-type="time">
            <text:p>01:41:41</text:p>
          </table:table-cell>
          <table:table-cell/>
          <table:table-cell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425S" calcext:value-type="time">
            <text:p>01:41:41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634S" calcext:value-type="time">
            <text:p>01:41:42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844S" calcext:value-type="time">
            <text:p>01:41:42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072S" calcext:value-type="time">
            <text:p>01:41:42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305S" calcext:value-type="time">
            <text:p>01:41:42</text:p>
          </table:table-cell>
          <table:table-cell/>
          <table:table-cell office:value-type="float" office:value="3237" calcext:value-type="float">
            <text:p>32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52S" calcext:value-type="time">
            <text:p>01:41:43</text:p>
          </table:table-cell>
          <table:table-cell/>
          <table:table-cell office:value-type="float" office:value="2957" calcext:value-type="float">
            <text:p>295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736S" calcext:value-type="time">
            <text:p>01:41:43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97S" calcext:value-type="time">
            <text:p>01:41:43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3.189S" calcext:value-type="time">
            <text:p>01:41:43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3.405S" calcext:value-type="time">
            <text:p>01:41:43</text:p>
          </table:table-cell>
          <table:table-cell/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3.639S" calcext:value-type="time">
            <text:p>01:41:44</text:p>
          </table:table-cell>
          <table:table-cell/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3.852S" calcext:value-type="time">
            <text:p>01:41:44</text:p>
          </table:table-cell>
          <table:table-cell/>
          <table:table-cell office:value-type="float" office:value="3284" calcext:value-type="float">
            <text:p>32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071S" calcext:value-type="time">
            <text:p>01:41:44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285S" calcext:value-type="time">
            <text:p>01:41:44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499S" calcext:value-type="time">
            <text:p>01:41:44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714S" calcext:value-type="time">
            <text:p>01:41:45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927S" calcext:value-type="time">
            <text:p>01:41:45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5.137S" calcext:value-type="time">
            <text:p>01:41:45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5.353S" calcext:value-type="time">
            <text:p>01:41:45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5.567S" calcext:value-type="time">
            <text:p>01:41:46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5.799S" calcext:value-type="time">
            <text:p>01:41:46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014S" calcext:value-type="time">
            <text:p>01:41:46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247S" calcext:value-type="time">
            <text:p>01:41:46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482S" calcext:value-type="time">
            <text:p>01:41:46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695S" calcext:value-type="time">
            <text:p>01:41:47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915S" calcext:value-type="time">
            <text:p>01:41:47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6" table:style-name="ta1">
        <table:shapes>
          <draw:frame draw:z-index="0" draw:style-name="gr1" draw:text-style-name="P1" svg:width="15.999cm" svg:height="8.999cm" svg:x="11.697cm" svg:y="9.609cm">
            <draw:object draw:notify-on-update-of-ranges="myapp6.B1:myapp6.B202 myapp6.D1:myapp6.D20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043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043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249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249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456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456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662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662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868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868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078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078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289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289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495S" calcext:value-type="time">
            <text:p>02:01:01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2"/>
          <table:table-cell office:value-type="string" calcext:value-type="string">
            <text:p>Nozzle 0. ??</text:p>
          </table:table-cell>
          <table:table-cell office:value-type="string" calcext:value-type="string">
            <text:p>no proste ta mala na 0402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495S" calcext:value-type="time">
            <text:p>02:01:01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706S" calcext:value-type="time">
            <text:p>02:01:02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706S" calcext:value-type="time">
            <text:p>02:01:02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912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912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119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119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325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325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531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531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737S" calcext:value-type="time">
            <text:p>02:01:03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737S" calcext:value-type="time">
            <text:p>02:01:03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944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944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155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155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364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364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572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572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781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781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992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992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199S" calcext:value-type="time">
            <text:p>02:01:04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199S" calcext:value-type="time">
            <text:p>02:01:04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406S" calcext:value-type="time">
            <text:p>02:01:04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406S" calcext:value-type="time">
            <text:p>02:01:04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63S" calcext:value-type="time">
            <text:p>02:01:05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63S" calcext:value-type="time">
            <text:p>02:01:05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84S" calcext:value-type="time">
            <text:p>02:01:05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84S" calcext:value-type="time">
            <text:p>02:01:05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555S" calcext:value-type="time">
            <text:p>02:01:06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555S" calcext:value-type="time">
            <text:p>02:01:06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773S" calcext:value-type="time">
            <text:p>02:01:06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773S" calcext:value-type="time">
            <text:p>02:01:06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98S" calcext:value-type="time">
            <text:p>02:01:06</text:p>
          </table:table-cell>
          <table:table-cell/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98S" calcext:value-type="time">
            <text:p>02:01:06</text:p>
          </table:table-cell>
          <table:table-cell/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187S" calcext:value-type="time">
            <text:p>02:01:06</text:p>
          </table:table-cell>
          <table:table-cell/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187S" calcext:value-type="time">
            <text:p>02:01:06</text:p>
          </table:table-cell>
          <table:table-cell/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398S" calcext:value-type="time">
            <text:p>02:01:06</text:p>
          </table:table-cell>
          <table:table-cell/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398S" calcext:value-type="time">
            <text:p>02:01:06</text:p>
          </table:table-cell>
          <table:table-cell/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612S" calcext:value-type="time">
            <text:p>02:01:07</text:p>
          </table:table-cell>
          <table:table-cell/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612S" calcext:value-type="time">
            <text:p>02:01:07</text:p>
          </table:table-cell>
          <table:table-cell/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819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819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035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035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242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242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46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46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667S" calcext:value-type="time">
            <text:p>02:01:08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667S" calcext:value-type="time">
            <text:p>02:01:08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874S" calcext:value-type="time">
            <text:p>02:01:08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874S" calcext:value-type="time">
            <text:p>02:01:08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091S" calcext:value-type="time">
            <text:p>02:01:08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091S" calcext:value-type="time">
            <text:p>02:01:08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298S" calcext:value-type="time">
            <text:p>02:01:08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298S" calcext:value-type="time">
            <text:p>02:01:08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509S" calcext:value-type="time">
            <text:p>02:01:09</text:p>
          </table:table-cell>
          <table:table-cell/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509S" calcext:value-type="time">
            <text:p>02:01:09</text:p>
          </table:table-cell>
          <table:table-cell/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72S" calcext:value-type="time">
            <text:p>02:01:09</text:p>
          </table:table-cell>
          <table:table-cell/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72S" calcext:value-type="time">
            <text:p>02:01:09</text:p>
          </table:table-cell>
          <table:table-cell/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938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938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155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155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362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362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57S" calcext:value-type="time">
            <text:p>02:01:10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57S" calcext:value-type="time">
            <text:p>02:01:10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779S" calcext:value-type="time">
            <text:p>02:01:10</text:p>
          </table:table-cell>
          <table:table-cell/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779S" calcext:value-type="time">
            <text:p>02:01:10</text:p>
          </table:table-cell>
          <table:table-cell/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988S" calcext:value-type="time">
            <text:p>02:01:10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988S" calcext:value-type="time">
            <text:p>02:01:10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195S" calcext:value-type="time">
            <text:p>02:01:10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195S" calcext:value-type="time">
            <text:p>02:01:10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409S" calcext:value-type="time">
            <text:p>02:01:10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409S" calcext:value-type="time">
            <text:p>02:01:10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62S" calcext:value-type="time">
            <text:p>02:01:11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62S" calcext:value-type="time">
            <text:p>02:01:11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828S" calcext:value-type="time">
            <text:p>02:01:11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828S" calcext:value-type="time">
            <text:p>02:01:11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04S" calcext:value-type="time">
            <text:p>02:01:11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04S" calcext:value-type="time">
            <text:p>02:01:11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25S" calcext:value-type="time">
            <text:p>02:01:11</text:p>
          </table:table-cell>
          <table:table-cell/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25S" calcext:value-type="time">
            <text:p>02:01:11</text:p>
          </table:table-cell>
          <table:table-cell/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463S" calcext:value-type="time">
            <text:p>02:01:11</text:p>
          </table:table-cell>
          <table:table-cell/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463S" calcext:value-type="time">
            <text:p>02:01:11</text:p>
          </table:table-cell>
          <table:table-cell/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671S" calcext:value-type="time">
            <text:p>02:01:12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671S" calcext:value-type="time">
            <text:p>02:01:12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884S" calcext:value-type="time">
            <text:p>02:01:12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884S" calcext:value-type="time">
            <text:p>02:01:12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101S" calcext:value-type="time">
            <text:p>02:01:12</text:p>
          </table:table-cell>
          <table:table-cell/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101S" calcext:value-type="time">
            <text:p>02:01:12</text:p>
          </table:table-cell>
          <table:table-cell/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318S" calcext:value-type="time">
            <text:p>02:01:12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318S" calcext:value-type="time">
            <text:p>02:01:12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526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526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735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735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957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957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169S" calcext:value-type="time">
            <text:p>02:01:13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169S" calcext:value-type="time">
            <text:p>02:01:13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377S" calcext:value-type="time">
            <text:p>02:01:1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377S" calcext:value-type="time">
            <text:p>02:01:1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591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591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808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808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016S" calcext:value-type="time">
            <text:p>02:01:14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016S" calcext:value-type="time">
            <text:p>02:01:14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233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233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443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443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658S" calcext:value-type="time">
            <text:p>02:01:15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658S" calcext:value-type="time">
            <text:p>02:01:15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873S" calcext:value-type="time">
            <text:p>02:01:15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873S" calcext:value-type="time">
            <text:p>02:01:15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082S" calcext:value-type="time">
            <text:p>02:01:15</text:p>
          </table:table-cell>
          <table:table-cell/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082S" calcext:value-type="time">
            <text:p>02:01:15</text:p>
          </table:table-cell>
          <table:table-cell/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297S" calcext:value-type="time">
            <text:p>02:01:15</text:p>
          </table:table-cell>
          <table:table-cell/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297S" calcext:value-type="time">
            <text:p>02:01:15</text:p>
          </table:table-cell>
          <table:table-cell/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508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508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724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724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933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933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145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145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356S" calcext:value-type="time">
            <text:p>02:01:16</text:p>
          </table:table-cell>
          <table:table-cell/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356S" calcext:value-type="time">
            <text:p>02:01:16</text:p>
          </table:table-cell>
          <table:table-cell/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57S" calcext:value-type="time">
            <text:p>02:01:17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57S" calcext:value-type="time">
            <text:p>02:01:17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788S" calcext:value-type="time">
            <text:p>02:01:17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788S" calcext:value-type="time">
            <text:p>02:01:17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7.005S" calcext:value-type="time">
            <text:p>02:01:1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7.005S" calcext:value-type="time">
            <text:p>02:01:1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7.22S" calcext:value-type="time">
            <text:p>02:01:17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7.22S" calcext:value-type="time">
            <text:p>02:01:17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431S" calcext:value-type="time">
            <text:p>02:01:18</text:p>
          </table:table-cell>
          <table:table-cell/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431S" calcext:value-type="time">
            <text:p>02:01:18</text:p>
          </table:table-cell>
          <table:table-cell/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64S" calcext:value-type="time">
            <text:p>02:01:19</text:p>
          </table:table-cell>
          <table:table-cell/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64S" calcext:value-type="time">
            <text:p>02:01:19</text:p>
          </table:table-cell>
          <table:table-cell/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849S" calcext:value-type="time">
            <text:p>02:01:19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849S" calcext:value-type="time">
            <text:p>02:01:19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061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061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27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27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483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483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692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692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913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913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134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134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345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345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563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563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785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785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994S" calcext:value-type="time">
            <text:p>02:01:21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994S" calcext:value-type="time">
            <text:p>02:01:21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205S" calcext:value-type="time">
            <text:p>02:01:21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205S" calcext:value-type="time">
            <text:p>02:01:21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414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414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625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625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835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835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047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047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264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264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474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474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684S" calcext:value-type="time">
            <text:p>02:01:2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684S" calcext:value-type="time">
            <text:p>02:01:2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 table:number-rows-repeated="10483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5T01:11:59.754157103</meta:creation-date>
    <dc:date>2015-04-15T02:03:53.187348136</dc:date>
    <dc:creator>Hyna </dc:creator>
    <meta:editing-duration>PT5M32S</meta:editing-duration>
    <meta:editing-cycles>3</meta:editing-cycles>
    <meta:generator>LibreOffice/4.3.6.2$Linux_X86_64 LibreOffice_project/430$Build-2</meta:generator>
    <meta:document-statistic meta:table-count="6" meta:cell-count="41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8cm" svg:height="9.005cm" xlink:href=".." xlink:type="simple" chart:class="chart:scatter" chart:style-name="ch1">
        <chart:legend chart:legend-position="end" svg:x="28.928cm" svg:y="4.203cm" style:legend-expansion="high" chart:style-name="ch2"/>
        <chart:plot-area chart:style-name="ch3" table:cell-range-address="myapp2.B1:myapp2.B302 myapp2.D1:myapp2.D302" svg:x="0.635cm" svg:y="0.18cm" svg:width="27.658cm" svg:height="8.645cm">
          <chartooo:coordinate-region svg:x="1.627cm" svg:y="0.379cm" svg:width="26.00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app2.D1:myapp2.D302" chart:class="chart:scatter">
            <chart:domain table:cell-range-address="myapp2.B1:myapp2.B302"/>
            <chart:data-point chart:repeated="3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2362962962963">
                <text:p>0.0492362962962963</text:p>
                <draw:g>
                  <svg:desc>myapp2.B1:myapp2.B302</svg:desc>
                </draw:g>
              </table:table-cell>
              <table:table-cell office:value-type="float" office:value="3737">
                <text:p>3737</text:p>
                <draw:g>
                  <svg:desc>myapp2.D1:myapp2.D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2362962962963">
                <text:p>0.0492362962962963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2386458333333">
                <text:p>0.0492386458333333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2386458333333">
                <text:p>0.0492386458333333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2409837962963">
                <text:p>0.049240983796296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2409837962963">
                <text:p>0.049240983796296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433333333333">
                <text:p>0.049243333333333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2433333333333">
                <text:p>0.049243333333333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2456712962963">
                <text:p>0.049245671296296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2456712962963">
                <text:p>0.049245671296296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92480439814815">
                <text:p>0.049248043981481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2480439814815">
                <text:p>0.049248043981481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2503935185185">
                <text:p>0.049250393518518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92503935185185">
                <text:p>0.049250393518518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92527546296296">
                <text:p>0.0492527546296296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92527546296296">
                <text:p>0.0492527546296296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2551851851852">
                <text:p>0.049255185185185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2551851851852">
                <text:p>0.049255185185185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92575347222222">
                <text:p>0.049257534722222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92575347222222">
                <text:p>0.049257534722222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92598842592593">
                <text:p>0.049259884259259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92598842592593">
                <text:p>0.049259884259259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92622569444445">
                <text:p>0.0492622569444445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92622569444445">
                <text:p>0.0492622569444445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2646296296296">
                <text:p>0.0492646296296296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92646296296296">
                <text:p>0.0492646296296296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9267037037037">
                <text:p>0.049267037037037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9267037037037">
                <text:p>0.049267037037037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2694097222222">
                <text:p>0.0492694097222222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92694097222222">
                <text:p>0.0492694097222222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92718402777778">
                <text:p>0.0492718402777778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92718402777778">
                <text:p>0.0492718402777778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9274212962963">
                <text:p>0.04927421296296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9274212962963">
                <text:p>0.04927421296296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2765856481481">
                <text:p>0.0492765856481481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92765856481481">
                <text:p>0.0492765856481481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92789699074074">
                <text:p>0.0492789699074074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92789699074074">
                <text:p>0.0492789699074074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92813541666667">
                <text:p>0.0492813541666667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2813541666667">
                <text:p>0.0492813541666667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928375">
                <text:p>0.0492837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928375">
                <text:p>0.0492837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2861689814815">
                <text:p>0.049286168981481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92861689814815">
                <text:p>0.049286168981481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92885648148148">
                <text:p>0.0492885648148148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92885648148148">
                <text:p>0.0492885648148148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92909953703704">
                <text:p>0.0492909953703704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92909953703704">
                <text:p>0.0492909953703704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3165740740741">
                <text:p>0.0493165740740741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3165740740741">
                <text:p>0.0493165740740741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3190046296296">
                <text:p>0.0493190046296296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3190046296296">
                <text:p>0.0493190046296296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9321400462963">
                <text:p>0.049321400462963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9321400462963">
                <text:p>0.049321400462963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93237962962963">
                <text:p>0.049323796296296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3237962962963">
                <text:p>0.049323796296296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93261689814815">
                <text:p>0.049326168981481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93261689814815">
                <text:p>0.049326168981481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93285648148148">
                <text:p>0.0493285648148148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93285648148148">
                <text:p>0.0493285648148148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93309953703704">
                <text:p>0.0493309953703704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3309953703704">
                <text:p>0.0493309953703704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93333912037037">
                <text:p>0.0493333912037037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3333912037037">
                <text:p>0.0493333912037037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93358217592593">
                <text:p>0.049335821759259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93358217592593">
                <text:p>0.049335821759259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93381944444444">
                <text:p>0.0493381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93381944444444">
                <text:p>0.0493381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93405902777778">
                <text:p>0.0493405902777778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3405902777778">
                <text:p>0.0493405902777778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9342974537037">
                <text:p>0.049342974537037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342974537037">
                <text:p>0.049342974537037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93453587962963">
                <text:p>0.049345358796296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93453587962963">
                <text:p>0.049345358796296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93478240740741">
                <text:p>0.0493478240740741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93478240740741">
                <text:p>0.0493478240740741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93502777777778">
                <text:p>0.049350277777777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93502777777778">
                <text:p>0.049350277777777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93526736111111">
                <text:p>0.0493526736111111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93526736111111">
                <text:p>0.0493526736111111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93550694444444">
                <text:p>0.049355069444444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93550694444444">
                <text:p>0.049355069444444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93574768518519">
                <text:p>0.0493574768518519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93574768518519">
                <text:p>0.0493574768518519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93599189814815">
                <text:p>0.0493599189814815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93599189814815">
                <text:p>0.0493599189814815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93623611111111">
                <text:p>0.049362361111111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93623611111111">
                <text:p>0.049362361111111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93647569444444">
                <text:p>0.0493647569444444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93647569444444">
                <text:p>0.0493647569444444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93672222222222">
                <text:p>0.0493672222222222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93672222222222">
                <text:p>0.0493672222222222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93697569444444">
                <text:p>0.0493697569444444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93697569444444">
                <text:p>0.0493697569444444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93721990740741">
                <text:p>0.049372199074074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93721990740741">
                <text:p>0.049372199074074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93746412037037">
                <text:p>0.049374641203703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3746412037037">
                <text:p>0.049374641203703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3771412037037">
                <text:p>0.0493771412037037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93771412037037">
                <text:p>0.0493771412037037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93796064814815">
                <text:p>0.0493796064814815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93796064814815">
                <text:p>0.0493796064814815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93821064814815">
                <text:p>0.049382106481481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93821064814815">
                <text:p>0.049382106481481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93845601851852">
                <text:p>0.0493845601851852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93845601851852">
                <text:p>0.0493845601851852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93870717592593">
                <text:p>0.0493870717592593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93870717592593">
                <text:p>0.0493870717592593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93897800925926">
                <text:p>0.0493897800925926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93897800925926">
                <text:p>0.0493897800925926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93921875">
                <text:p>0.049392187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93921875">
                <text:p>0.049392187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93946412037037">
                <text:p>0.0493946412037037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93946412037037">
                <text:p>0.0493946412037037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93970486111111">
                <text:p>0.049397048611111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93970486111111">
                <text:p>0.049397048611111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93995023148148">
                <text:p>0.0493995023148148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93995023148148">
                <text:p>0.0493995023148148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94019791666667">
                <text:p>0.0494019791666667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94019791666667">
                <text:p>0.0494019791666667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94044675925926">
                <text:p>0.0494044675925926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94044675925926">
                <text:p>0.0494044675925926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94069328703704">
                <text:p>0.0494069328703704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94069328703704">
                <text:p>0.0494069328703704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94095023148148">
                <text:p>0.049409502314814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94095023148148">
                <text:p>0.049409502314814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94119907407407">
                <text:p>0.0494119907407407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94119907407407">
                <text:p>0.0494119907407407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94146412037037">
                <text:p>0.0494146412037037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94146412037037">
                <text:p>0.0494146412037037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9417337962963">
                <text:p>0.049417337962963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9417337962963">
                <text:p>0.049417337962963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9419837962963">
                <text:p>0.049419837962963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9419837962963">
                <text:p>0.049419837962963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94222800925926">
                <text:p>0.0494222800925926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94222800925926">
                <text:p>0.0494222800925926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94247453703704">
                <text:p>0.049424745370370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94247453703704">
                <text:p>0.049424745370370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94272222222222">
                <text:p>0.0494272222222222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94272222222222">
                <text:p>0.0494272222222222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94297685185185">
                <text:p>0.0494297685185185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94297685185185">
                <text:p>0.0494297685185185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94321875">
                <text:p>0.0494321875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94321875">
                <text:p>0.0494321875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94346875">
                <text:p>0.049434687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94346875">
                <text:p>0.049434687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94371759259259">
                <text:p>0.049437175925925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94371759259259">
                <text:p>0.049437175925925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94396643518519">
                <text:p>0.049439664351851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94396643518519">
                <text:p>0.049439664351851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94421643518519">
                <text:p>0.049442164351851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94421643518519">
                <text:p>0.049442164351851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94446527777778">
                <text:p>0.0494446527777778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94446527777778">
                <text:p>0.0494446527777778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94471180555556">
                <text:p>0.0494471180555556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94471180555556">
                <text:p>0.0494471180555556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94497569444444">
                <text:p>0.049449756944444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94497569444444">
                <text:p>0.049449756944444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94522337962963">
                <text:p>0.0494522337962963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94522337962963">
                <text:p>0.0494522337962963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94546643518518">
                <text:p>0.049454664351851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94546643518518">
                <text:p>0.049454664351851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94571296296296">
                <text:p>0.0494571296296296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94571296296296">
                <text:p>0.0494571296296296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94595717592593">
                <text:p>0.049459571759259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94595717592593">
                <text:p>0.049459571759259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94620833333333">
                <text:p>0.049462083333333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94620833333333">
                <text:p>0.049462083333333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9464525462963">
                <text:p>0.049464525462963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9464525462963">
                <text:p>0.049464525462963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94670717592593">
                <text:p>0.0494670717592593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94670717592593">
                <text:p>0.0494670717592593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94696643518518">
                <text:p>0.049469664351851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94696643518518">
                <text:p>0.049469664351851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94721412037037">
                <text:p>0.04947214120370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94721412037037">
                <text:p>0.04947214120370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94746064814815">
                <text:p>0.04947460648148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94746064814815">
                <text:p>0.04947460648148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94771180555556">
                <text:p>0.049477118055555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94771180555556">
                <text:p>0.049477118055555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94798032407407">
                <text:p>0.0494798032407407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94798032407407">
                <text:p>0.0494798032407407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94822916666667">
                <text:p>0.0494822916666667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94822916666667">
                <text:p>0.0494822916666667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9484837962963">
                <text:p>0.04948483796296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9484837962963">
                <text:p>0.04948483796296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94873842592593">
                <text:p>0.049487384259259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94873842592593">
                <text:p>0.049487384259259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94899305555556">
                <text:p>0.049489930555555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94899305555556">
                <text:p>0.049489930555555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94925115740741">
                <text:p>0.049492511574074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94925115740741">
                <text:p>0.049492511574074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94950694444444">
                <text:p>0.0494950694444444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94950694444444">
                <text:p>0.0494950694444444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94975231481481">
                <text:p>0.049497523148148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94975231481481">
                <text:p>0.049497523148148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94999768518519">
                <text:p>0.049499976851851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94999768518519">
                <text:p>0.049499976851851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95024884259259">
                <text:p>0.049502488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95024884259259">
                <text:p>0.049502488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95051736111111">
                <text:p>0.0495051736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95051736111111">
                <text:p>0.0495051736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95076967592593">
                <text:p>0.049507696759259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95076967592593">
                <text:p>0.049507696759259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9510162037037">
                <text:p>0.04951016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49510162037037">
                <text:p>0.04951016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95127083333333">
                <text:p>0.049512708333333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95127083333333">
                <text:p>0.049512708333333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95152199074074">
                <text:p>0.049515219907407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95152199074074">
                <text:p>0.049515219907407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95177199074074">
                <text:p>0.049517719907407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95177199074074">
                <text:p>0.049517719907407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95202546296296">
                <text:p>0.049520254629629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95202546296296">
                <text:p>0.049520254629629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95228356481482">
                <text:p>0.0495228356481482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95228356481482">
                <text:p>0.0495228356481482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95254050925926">
                <text:p>0.049525405092592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95254050925926">
                <text:p>0.049525405092592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95280555555556">
                <text:p>0.0495280555555556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95280555555556">
                <text:p>0.0495280555555556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9530775462963">
                <text:p>0.0495307754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9530775462963">
                <text:p>0.0495307754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95332523148148">
                <text:p>0.0495332523148148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95332523148148">
                <text:p>0.0495332523148148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9535775462963">
                <text:p>0.04953577546296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49535775462963">
                <text:p>0.04953577546296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495383217592593">
                <text:p>0.049538321759259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95383217592593">
                <text:p>0.049538321759259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95408680555556">
                <text:p>0.04954086805555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95408680555556">
                <text:p>0.04954086805555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495434490740741">
                <text:p>0.0495434490740741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95434490740741">
                <text:p>0.0495434490740741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95459722222222">
                <text:p>0.049545972222222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95459722222222">
                <text:p>0.049545972222222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95485185185185">
                <text:p>0.0495485185185185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95485185185185">
                <text:p>0.0495485185185185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95510763888889">
                <text:p>0.049551076388888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95510763888889">
                <text:p>0.049551076388888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95536689814815">
                <text:p>0.0495536689814815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95536689814815">
                <text:p>0.0495536689814815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495562615740741">
                <text:p>0.0495562615740741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95562615740741">
                <text:p>0.0495562615740741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495587847222222">
                <text:p>0.0495587847222222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95587847222222">
                <text:p>0.0495587847222222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9561412037037">
                <text:p>0.049561412037037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9561412037037">
                <text:p>0.049561412037037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95639467592593">
                <text:p>0.0495639467592593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95639467592593">
                <text:p>0.0495639467592593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95664699074074">
                <text:p>0.049566469907407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95664699074074">
                <text:p>0.049566469907407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95689814814815">
                <text:p>0.049568981481481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95689814814815">
                <text:p>0.049568981481481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95715625">
                <text:p>0.049571562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95715625">
                <text:p>0.049571562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95741203703704">
                <text:p>0.0495741203703704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95741203703704">
                <text:p>0.0495741203703704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95768171296296">
                <text:p>0.0495768171296296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95768171296296">
                <text:p>0.0495768171296296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95793634259259">
                <text:p>0.049579363425925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95793634259259">
                <text:p>0.049579363425925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95819560185185">
                <text:p>0.0495819560185185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95819560185185">
                <text:p>0.0495819560185185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9584525462963">
                <text:p>0.049584525462963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9584525462963">
                <text:p>0.049584525462963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95871759259259">
                <text:p>0.0495871759259259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95871759259259">
                <text:p>0.0495871759259259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95897337962963">
                <text:p>0.049589733796296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95897337962963">
                <text:p>0.049589733796296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9592337962963">
                <text:p>0.049592337962963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9592337962963">
                <text:p>0.049592337962963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95949074074074">
                <text:p>0.049594907407407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95949074074074">
                <text:p>0.049594907407407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95974537037037">
                <text:p>0.049597453703703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95974537037037">
                <text:p>0.049597453703703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96000578703704">
                <text:p>0.049600057870370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96000578703704">
                <text:p>0.049600057870370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96025694444444">
                <text:p>0.049602569444444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96025694444444">
                <text:p>0.049602569444444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96052199074074">
                <text:p>0.049605219907407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96052199074074">
                <text:p>0.049605219907407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96077546296296">
                <text:p>0.0496077546296296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96077546296296">
                <text:p>0.0496077546296296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96103125">
                <text:p>0.049610312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96103125">
                <text:p>0.049610312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96128240740741">
                <text:p>0.0496128240740741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96128240740741">
                <text:p>0.0496128240740741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96153703703704">
                <text:p>0.049615370370370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96153703703704">
                <text:p>0.049615370370370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96179398148148">
                <text:p>0.049617939814814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96179398148148">
                <text:p>0.049617939814814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96205324074074">
                <text:p>0.049620532407407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96205324074074">
                <text:p>0.049620532407407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96230902777778">
                <text:p>0.0496230902777778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96230902777778">
                <text:p>0.0496230902777778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96256712962963">
                <text:p>0.049625671296296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96256712962963">
                <text:p>0.049625671296296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96282060185185">
                <text:p>0.049628206018518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96282060185185">
                <text:p>0.049628206018518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96308101851852">
                <text:p>0.0496308101851852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96308101851852">
                <text:p>0.0496308101851852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96335185185185">
                <text:p>0.049633518518518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96335185185185">
                <text:p>0.0496335185185185</text:p>
              </table:table-cell>
              <table:table-cell office:value-type="float" office:value="3298">
                <text:p>3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63cm" svg:height="9.005cm" xlink:href=".." xlink:type="simple" chart:class="chart:scatter" chart:style-name="ch1">
        <chart:plot-area chart:style-name="ch2" table:cell-range-address="'myapp (kopie)'.B1:'myapp (kopie)'.B151 'myapp (kopie)'.D1:'myapp (kopie)'.D151" svg:x="0.521cm" svg:y="0.18cm" svg:width="25.021cm" svg:height="8.645cm">
          <chartooo:coordinate-region svg:x="1.513cm" svg:y="0.379cm" svg:width="23.366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yapp (kopie)'.D1:'myapp (kopie)'.D151" chart:class="chart:scatter">
            <chart:domain table:cell-range-address="'myapp (kopie)'.B1:'myapp (kopie)'.B151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08218287037037">
                <text:p>0.0408218287037037</text:p>
                <draw:g>
                  <svg:desc>'myapp (kopie)'.B1:'myapp (kopie)'.B151</svg:desc>
                </draw:g>
              </table:table-cell>
              <table:table-cell office:value-type="float" office:value="3485">
                <text:p>3485</text:p>
                <draw:g>
                  <svg:desc>'myapp (kopie)'.D1:'myapp (kopie)'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8242476851852">
                <text:p>0.0408242476851852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8266782407407">
                <text:p>0.040826678240740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8290972222222">
                <text:p>0.0408290972222222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8314814814815">
                <text:p>0.0408314814814815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08340277777778">
                <text:p>0.040834027777777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08364236111111">
                <text:p>0.0408364236111111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838900462963">
                <text:p>0.040838900462963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8413773148148">
                <text:p>0.0408413773148148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08437731481481">
                <text:p>0.0408437731481481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8462384259259">
                <text:p>0.0408462384259259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8486805555556">
                <text:p>0.0408486805555556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8511111111111">
                <text:p>0.0408511111111111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8535300925926">
                <text:p>0.0408535300925926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8559722222222">
                <text:p>0.0408559722222222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8583796296296">
                <text:p>0.0408583796296296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8608101851852">
                <text:p>0.0408608101851852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8632407407407">
                <text:p>0.0408632407407407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08656365740741">
                <text:p>0.0408656365740741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8681134259259">
                <text:p>0.0408681134259259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08705439814815">
                <text:p>0.0408705439814815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8729398148148">
                <text:p>0.0408729398148148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8754050925926">
                <text:p>0.0408754050925926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877974537037">
                <text:p>0.040877974537037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08804398148148">
                <text:p>0.040880439814814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882974537037">
                <text:p>0.04088297453703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08854513888889">
                <text:p>0.0408854513888889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8878472222222">
                <text:p>0.0408878472222222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08903240740741">
                <text:p>0.0408903240740741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8927314814815">
                <text:p>0.040892731481481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0895162037037">
                <text:p>0.040895162037037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8976273148148">
                <text:p>0.0408976273148148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09001041666667">
                <text:p>0.0409001041666667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09025810185185">
                <text:p>0.040902581018518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09049884259259">
                <text:p>0.0409049884259259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09074768518519">
                <text:p>0.0409074768518519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09099189814815">
                <text:p>0.0409099189814815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0912349537037">
                <text:p>0.040912349537037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09147916666667">
                <text:p>0.0409147916666667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09172222222222">
                <text:p>0.040917222222222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9196990740741">
                <text:p>0.040919699074074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221180555556">
                <text:p>0.040922118055555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09246527777778">
                <text:p>0.0409246527777778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9270717592593">
                <text:p>0.040927071759259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09295138888889">
                <text:p>0.0409295138888889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09319791666667">
                <text:p>0.0409319791666667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0934525462963">
                <text:p>0.04093452546296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9370138888889">
                <text:p>0.0409370138888889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0939537037037">
                <text:p>0.040939537037037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09420023148148">
                <text:p>0.0409420023148148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09444328703704">
                <text:p>0.040944432870370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09469675925926">
                <text:p>0.040946967592592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9494444444445">
                <text:p>0.0409494444444445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09519675925926">
                <text:p>0.040951967592592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09544328703704">
                <text:p>0.040954432870370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0956875">
                <text:p>0.040956875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09593634259259">
                <text:p>0.0409593634259259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961875">
                <text:p>0.040961875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09643634259259">
                <text:p>0.040964363425925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09667939814815">
                <text:p>0.0409667939814815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9692708333333">
                <text:p>0.0409692708333333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971724537037">
                <text:p>0.040971724537037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0974212962963">
                <text:p>0.040974212962963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9766550925926">
                <text:p>0.040976655092592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09791666666667">
                <text:p>0.0409791666666667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09817361111111">
                <text:p>0.040981736111111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9842592592593">
                <text:p>0.0409842592592593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9867824074074">
                <text:p>0.0409867824074074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09893055555556">
                <text:p>0.040989305555555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09918402777778">
                <text:p>0.040991840277777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9942939814815">
                <text:p>0.0409942939814815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09967939814815">
                <text:p>0.04099679398148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09993287037037">
                <text:p>0.0409993287037037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10018634259259">
                <text:p>0.041001863425925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10043518518518">
                <text:p>0.041004351851851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10068634259259">
                <text:p>0.041006863425925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0093287037037">
                <text:p>0.041009328703703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10117939814815">
                <text:p>0.041011793981481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10143171296296">
                <text:p>0.0410143171296296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1016875">
                <text:p>0.041016875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10193634259259">
                <text:p>0.0410193634259259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0218981481482">
                <text:p>0.0410218981481482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0243981481481">
                <text:p>0.0410243981481481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0268981481482">
                <text:p>0.0410268981481482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10294097222222">
                <text:p>0.0410294097222222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10319212962963">
                <text:p>0.041031921296296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10344444444444">
                <text:p>0.0410344444444444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10370023148148">
                <text:p>0.0410370023148148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10395486111111">
                <text:p>0.041039548611111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10420486111111">
                <text:p>0.041042048611111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10446875">
                <text:p>0.0410446875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10472569444444">
                <text:p>0.0410472569444444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10498148148148">
                <text:p>0.0410498148148148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10522800925926">
                <text:p>0.0410522800925926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10547685185185">
                <text:p>0.0410547685185185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10573726851852">
                <text:p>0.0410573726851852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10599652777778">
                <text:p>0.0410599652777778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10625810185185">
                <text:p>0.0410625810185185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10651041666667">
                <text:p>0.0410651041666667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10675694444444">
                <text:p>0.0410675694444444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10700810185185">
                <text:p>0.0410700810185185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10726041666667">
                <text:p>0.04107260416666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075150462963">
                <text:p>0.04107515046296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0776388888889">
                <text:p>0.0410776388888889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080162037037">
                <text:p>0.041080162037037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10826967592593">
                <text:p>0.0410826967592593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10851967592593">
                <text:p>0.0410851967592593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10877777777778">
                <text:p>0.0410877777777778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10903587962963">
                <text:p>0.0410903587962963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10928819444444">
                <text:p>0.0410928819444444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10954050925926">
                <text:p>0.041095405092592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10979513888889">
                <text:p>0.0410979513888889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1100474537037">
                <text:p>0.041100474537037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11030439814815">
                <text:p>0.0411030439814815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11056134259259">
                <text:p>0.0411056134259259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11082291666667">
                <text:p>0.0411082291666667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11107291666667">
                <text:p>0.0411107291666667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11133101851852">
                <text:p>0.0411133101851852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11159027777778">
                <text:p>0.0411159027777778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11184375">
                <text:p>0.0411184375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11210416666667">
                <text:p>0.0411210416666667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11235648148148">
                <text:p>0.0411235648148148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11261342592593">
                <text:p>0.0411261342592593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11287037037037">
                <text:p>0.04112870370370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11312847222222">
                <text:p>0.0411312847222222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11339236111111">
                <text:p>0.041133923611111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11364930555556">
                <text:p>0.041136493055555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11391203703704">
                <text:p>0.0411391203703704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11417013888889">
                <text:p>0.0411417013888889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11443865740741">
                <text:p>0.0411443865740741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1147025462963">
                <text:p>0.041147025462963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11496064814815">
                <text:p>0.0411496064814815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11521412037037">
                <text:p>0.0411521412037037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1546990740741">
                <text:p>0.0411546990740741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11572916666667">
                <text:p>0.0411572916666667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11598958333333">
                <text:p>0.0411598958333333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11624305555556">
                <text:p>0.0411624305555556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11649884259259">
                <text:p>0.0411649884259259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11676041666667">
                <text:p>0.0411676041666667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11702199074074">
                <text:p>0.0411702199074074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11727430555556">
                <text:p>0.0411727430555556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11753009259259">
                <text:p>0.0411753009259259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11778935185185">
                <text:p>0.0411778935185185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1805555555556">
                <text:p>0.0411805555555556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11832175925926">
                <text:p>0.0411832175925926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11858333333333">
                <text:p>0.041185833333333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11883564814815">
                <text:p>0.0411883564814815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11909953703704">
                <text:p>0.041190995370370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11935532407407">
                <text:p>0.0411935532407407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11961342592593">
                <text:p>0.041196134259259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11988310185185">
                <text:p>0.0411988310185185</text:p>
              </table:table-cell>
              <table:table-cell office:value-type="float" office:value="2932">
                <text:p>2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666cm" svg:height="9.006cm" xlink:href=".." xlink:type="simple" chart:class="chart:scatter" chart:style-name="ch1">
        <chart:plot-area chart:style-name="ch2" table:cell-range-address="myapp3.B1:myapp3.B302 myapp3.D1:myapp3.D302" svg:x="0.633cm" svg:y="0.18cm" svg:width="30.4cm" svg:height="8.646cm">
          <chartooo:coordinate-region svg:x="1.625cm" svg:y="0.379cm" svg:width="28.746cm" svg:height="7.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yapp3.D1:myapp3.D302" chart:class="chart:scatter">
            <chart:domain table:cell-range-address="myapp3.B1:myapp3.B302"/>
            <chart:data-point chart:repeated="3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1107407407407">
                <text:p>0.0591107407407407</text:p>
                <draw:g>
                  <svg:desc>myapp3.B1:myapp3.B302</svg:desc>
                </draw:g>
              </table:table-cell>
              <table:table-cell office:value-type="float" office:value="3449">
                <text:p>3449</text:p>
                <draw:g>
                  <svg:desc>myapp3.D1:myapp3.D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1107407407407">
                <text:p>0.059110740740740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91131018518519">
                <text:p>0.059113101851851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1131018518519">
                <text:p>0.059113101851851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9115474537037">
                <text:p>0.05911547453703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115474537037">
                <text:p>0.05911547453703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1178240740741">
                <text:p>0.059117824074074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1178240740741">
                <text:p>0.059117824074074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1201967592593">
                <text:p>0.059120196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91201967592593">
                <text:p>0.059120196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91225810185185">
                <text:p>0.059122581018518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1225810185185">
                <text:p>0.059122581018518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1249652777778">
                <text:p>0.0591249652777778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91249652777778">
                <text:p>0.0591249652777778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91273263888889">
                <text:p>0.0591273263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1273263888889">
                <text:p>0.0591273263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1296759259259">
                <text:p>0.0591296759259259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1296759259259">
                <text:p>0.0591296759259259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91320833333333">
                <text:p>0.0591320833333333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91320833333333">
                <text:p>0.0591320833333333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91345023148148">
                <text:p>0.0591345023148148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91345023148148">
                <text:p>0.0591345023148148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9136875">
                <text:p>0.05913687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9136875">
                <text:p>0.05913687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91392939814815">
                <text:p>0.059139293981481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91392939814815">
                <text:p>0.059139293981481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9141724537037">
                <text:p>0.05914172453703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9141724537037">
                <text:p>0.05914172453703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91440972222222">
                <text:p>0.0591440972222222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1440972222222">
                <text:p>0.0591440972222222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91464583333333">
                <text:p>0.059146458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91464583333333">
                <text:p>0.059146458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91488657407407">
                <text:p>0.059148865740740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91488657407407">
                <text:p>0.059148865740740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1512847222222">
                <text:p>0.059151284722222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91512847222222">
                <text:p>0.059151284722222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91537152777778">
                <text:p>0.059153715277777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1537152777778">
                <text:p>0.059153715277777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91561458333333">
                <text:p>0.059156145833333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91561458333333">
                <text:p>0.059156145833333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91586342592593">
                <text:p>0.0591586342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91586342592593">
                <text:p>0.0591586342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9161099537037">
                <text:p>0.05916109953703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161099537037">
                <text:p>0.05916109953703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91634953703704">
                <text:p>0.0591634953703704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91634953703704">
                <text:p>0.0591634953703704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91658796296296">
                <text:p>0.059165879629629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91658796296296">
                <text:p>0.059165879629629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91915625">
                <text:p>0.059191562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91915625">
                <text:p>0.059191562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91940162037037">
                <text:p>0.0591940162037037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1940162037037">
                <text:p>0.0591940162037037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91964699074074">
                <text:p>0.0591964699074074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1964699074074">
                <text:p>0.0591964699074074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91989236111111">
                <text:p>0.0591989236111111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91989236111111">
                <text:p>0.0591989236111111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2013657407407">
                <text:p>0.0592013657407407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2013657407407">
                <text:p>0.0592013657407407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2037731481481">
                <text:p>0.0592037731481481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2037731481481">
                <text:p>0.0592037731481481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2061921296296">
                <text:p>0.0592061921296296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2061921296296">
                <text:p>0.0592061921296296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92086111111111">
                <text:p>0.059208611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2086111111111">
                <text:p>0.059208611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92109953703704">
                <text:p>0.0592109953703704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92109953703704">
                <text:p>0.0592109953703704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92133796296296">
                <text:p>0.059213379629629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92133796296296">
                <text:p>0.059213379629629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92157638888889">
                <text:p>0.059215763888888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92157638888889">
                <text:p>0.059215763888888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92183680555556">
                <text:p>0.059218368055555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92183680555556">
                <text:p>0.059218368055555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220775462963">
                <text:p>0.0592207754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9220775462963">
                <text:p>0.0592207754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2231481481482">
                <text:p>0.0592231481481482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92231481481482">
                <text:p>0.0592231481481482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92255324074074">
                <text:p>0.0592255324074074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92255324074074">
                <text:p>0.0592255324074074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2279282407407">
                <text:p>0.0592279282407407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2279282407407">
                <text:p>0.0592279282407407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92303703703704">
                <text:p>0.059230370370370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92303703703704">
                <text:p>0.059230370370370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92328356481481">
                <text:p>0.0592328356481481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92328356481481">
                <text:p>0.0592328356481481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92352199074074">
                <text:p>0.059235219907407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92352199074074">
                <text:p>0.059235219907407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9237662037037">
                <text:p>0.059237662037037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9237662037037">
                <text:p>0.059237662037037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92400578703704">
                <text:p>0.0592400578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92400578703704">
                <text:p>0.0592400578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92424884259259">
                <text:p>0.059242488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92424884259259">
                <text:p>0.059242488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92449768518519">
                <text:p>0.059244976851851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92449768518519">
                <text:p>0.059244976851851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92474305555556">
                <text:p>0.0592474305555556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92474305555556">
                <text:p>0.0592474305555556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92499189814815">
                <text:p>0.059249918981481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2499189814815">
                <text:p>0.059249918981481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92523958333333">
                <text:p>0.059252395833333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92523958333333">
                <text:p>0.059252395833333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92548263888889">
                <text:p>0.0592548263888889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92548263888889">
                <text:p>0.0592548263888889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92575115740741">
                <text:p>0.0592575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92575115740741">
                <text:p>0.0592575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92600115740741">
                <text:p>0.0592600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92600115740741">
                <text:p>0.0592600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92625115740741">
                <text:p>0.0592625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92625115740741">
                <text:p>0.0592625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92649768518518">
                <text:p>0.0592649768518518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92649768518518">
                <text:p>0.0592649768518518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92674189814815">
                <text:p>0.0592674189814815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92674189814815">
                <text:p>0.0592674189814815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9269837962963">
                <text:p>0.059269837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9269837962963">
                <text:p>0.059269837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92722916666667">
                <text:p>0.059272291666666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92722916666667">
                <text:p>0.059272291666666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92747453703704">
                <text:p>0.0592747453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92747453703704">
                <text:p>0.0592747453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92772800925926">
                <text:p>0.0592772800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92772800925926">
                <text:p>0.0592772800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92797685185185">
                <text:p>0.0592797685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92797685185185">
                <text:p>0.0592797685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92822453703704">
                <text:p>0.0592822453703704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92822453703704">
                <text:p>0.0592822453703704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92846990740741">
                <text:p>0.0592846990740741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92846990740741">
                <text:p>0.0592846990740741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92872222222222">
                <text:p>0.059287222222222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92872222222222">
                <text:p>0.059287222222222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92896527777778">
                <text:p>0.0592896527777778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92896527777778">
                <text:p>0.0592896527777778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92920833333333">
                <text:p>0.0592920833333333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92920833333333">
                <text:p>0.0592920833333333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92945601851852">
                <text:p>0.059294560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92945601851852">
                <text:p>0.059294560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9297037037037">
                <text:p>0.05929703703703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9297037037037">
                <text:p>0.05929703703703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9299537037037">
                <text:p>0.05929953703703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9299537037037">
                <text:p>0.05929953703703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9302025462963">
                <text:p>0.059302025462963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9302025462963">
                <text:p>0.059302025462963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93045023148148">
                <text:p>0.0593045023148148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93045023148148">
                <text:p>0.0593045023148148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93069328703704">
                <text:p>0.05930693287037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93069328703704">
                <text:p>0.05930693287037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93094328703704">
                <text:p>0.05930943287037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93094328703704">
                <text:p>0.05930943287037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93118865740741">
                <text:p>0.0593118865740741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3118865740741">
                <text:p>0.0593118865740741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93143402777778">
                <text:p>0.0593143402777778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3143402777778">
                <text:p>0.0593143402777778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93168171296296">
                <text:p>0.0593168171296296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93168171296296">
                <text:p>0.0593168171296296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93193634259259">
                <text:p>0.0593193634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93193634259259">
                <text:p>0.0593193634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9321875">
                <text:p>0.05932187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9321875">
                <text:p>0.05932187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93243634259259">
                <text:p>0.059324363425925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93243634259259">
                <text:p>0.059324363425925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93268634259259">
                <text:p>0.059326863425925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93268634259259">
                <text:p>0.059326863425925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3293865740741">
                <text:p>0.059329386574074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93293865740741">
                <text:p>0.059329386574074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93318171296296">
                <text:p>0.059331817129629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93318171296296">
                <text:p>0.059331817129629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93342708333333">
                <text:p>0.059334270833333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93342708333333">
                <text:p>0.059334270833333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93367013888889">
                <text:p>0.059336701388888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93367013888889">
                <text:p>0.059336701388888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9339212962963">
                <text:p>0.05933921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9339212962963">
                <text:p>0.05933921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93417013888889">
                <text:p>0.059341701388888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93417013888889">
                <text:p>0.059341701388888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93442361111111">
                <text:p>0.059344236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93442361111111">
                <text:p>0.059344236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93467361111111">
                <text:p>0.059346736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93467361111111">
                <text:p>0.059346736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93493865740741">
                <text:p>0.0593493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93493865740741">
                <text:p>0.0593493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93519212962963">
                <text:p>0.059351921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93519212962963">
                <text:p>0.059351921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593543981481481">
                <text:p>0.059354398148148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93543981481481">
                <text:p>0.059354398148148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93569097222222">
                <text:p>0.059356909722222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93569097222222">
                <text:p>0.059356909722222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93593634259259">
                <text:p>0.059359363425925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93593634259259">
                <text:p>0.059359363425925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93618518518518">
                <text:p>0.059361851851851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93618518518518">
                <text:p>0.059361851851851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93643634259259">
                <text:p>0.059364363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93643634259259">
                <text:p>0.059364363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93668981481482">
                <text:p>0.0593668981481482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93668981481482">
                <text:p>0.0593668981481482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93693865740741">
                <text:p>0.0593693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93693865740741">
                <text:p>0.0593693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93718518518519">
                <text:p>0.059371851851851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93718518518519">
                <text:p>0.059371851851851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9374375">
                <text:p>0.05937437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9374375">
                <text:p>0.05937437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93768865740741">
                <text:p>0.0593768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93768865740741">
                <text:p>0.0593768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9379375">
                <text:p>0.05937937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59379375">
                <text:p>0.05937937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593818518518518">
                <text:p>0.059381851851851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93818518518518">
                <text:p>0.059381851851851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93843402777778">
                <text:p>0.059384340277777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93843402777778">
                <text:p>0.059384340277777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93869328703704">
                <text:p>0.0593869328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93869328703704">
                <text:p>0.0593869328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93894675925926">
                <text:p>0.0593894675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93894675925926">
                <text:p>0.0593894675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93920023148148">
                <text:p>0.059392002314814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93920023148148">
                <text:p>0.059392002314814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9394537037037">
                <text:p>0.05939453703703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59394537037037">
                <text:p>0.05939453703703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93970949074074">
                <text:p>0.059397094907407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93970949074074">
                <text:p>0.059397094907407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93996875">
                <text:p>0.059399687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93996875">
                <text:p>0.059399687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594021643518518">
                <text:p>0.059402164351851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94021643518518">
                <text:p>0.059402164351851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594046412037037">
                <text:p>0.05940464120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594046412037037">
                <text:p>0.05940464120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94071759259259">
                <text:p>0.0594071759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94071759259259">
                <text:p>0.0594071759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594096875">
                <text:p>0.059409687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94096875">
                <text:p>0.059409687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94122337962963">
                <text:p>0.0594122337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94122337962963">
                <text:p>0.0594122337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594149189814815">
                <text:p>0.0594149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94149189814815">
                <text:p>0.0594149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94175462962963">
                <text:p>0.0594175462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94175462962963">
                <text:p>0.0594175462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94200347222222">
                <text:p>0.0594200347222222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94200347222222">
                <text:p>0.0594200347222222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94225810185185">
                <text:p>0.0594225810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94225810185185">
                <text:p>0.0594225810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94251157407407">
                <text:p>0.059425115740740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594251157407407">
                <text:p>0.059425115740740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594275925925926">
                <text:p>0.0594275925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94275925925926">
                <text:p>0.0594275925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94302893518519">
                <text:p>0.059430289351851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94302893518519">
                <text:p>0.059430289351851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94328472222222">
                <text:p>0.059432847222222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594328472222222">
                <text:p>0.059432847222222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594353587962963">
                <text:p>0.059435358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94353587962963">
                <text:p>0.059435358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94380092592593">
                <text:p>0.059438009259259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94380092592593">
                <text:p>0.059438009259259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94406134259259">
                <text:p>0.0594406134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94406134259259">
                <text:p>0.0594406134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94430902777778">
                <text:p>0.059443090277777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94430902777778">
                <text:p>0.059443090277777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94455902777778">
                <text:p>0.059445590277777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94455902777778">
                <text:p>0.059445590277777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9448125">
                <text:p>0.05944812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9448125">
                <text:p>0.05944812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9450625">
                <text:p>0.05945062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9450625">
                <text:p>0.05945062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94532060185185">
                <text:p>0.0594532060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94532060185185">
                <text:p>0.0594532060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4789583333333">
                <text:p>0.059478958333333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94789583333333">
                <text:p>0.059478958333333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94815393518519">
                <text:p>0.059481539351851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94815393518519">
                <text:p>0.059481539351851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94842361111111">
                <text:p>0.059484236111111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594842361111111">
                <text:p>0.059484236111111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594868055555556">
                <text:p>0.0594868055555556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94868055555556">
                <text:p>0.0594868055555556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94893865740741">
                <text:p>0.059489386574074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94893865740741">
                <text:p>0.059489386574074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594919560185185">
                <text:p>0.059491956018518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94919560185185">
                <text:p>0.059491956018518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94944907407407">
                <text:p>0.0594944907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94944907407407">
                <text:p>0.0594944907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94970833333333">
                <text:p>0.059497083333333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94970833333333">
                <text:p>0.059497083333333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594995949074074">
                <text:p>0.0594995949074074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594995949074074">
                <text:p>0.0594995949074074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595021759259259">
                <text:p>0.059502175925925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95021759259259">
                <text:p>0.059502175925925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595047569444444">
                <text:p>0.0595047569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95047569444444">
                <text:p>0.0595047569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95073032407407">
                <text:p>0.05950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95073032407407">
                <text:p>0.05950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95098842592593">
                <text:p>0.0595098842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95098842592593">
                <text:p>0.0595098842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595124189814815">
                <text:p>0.059512418981481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95124189814815">
                <text:p>0.059512418981481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595149305555556">
                <text:p>0.059514930555555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595149305555556">
                <text:p>0.059514930555555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95174652777778">
                <text:p>0.0595174652777778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95174652777778">
                <text:p>0.0595174652777778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95200231481481">
                <text:p>0.059520023148148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95200231481481">
                <text:p>0.059520023148148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95226736111111">
                <text:p>0.059522673611111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95226736111111">
                <text:p>0.059522673611111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95252314814815">
                <text:p>0.059525231481481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95252314814815">
                <text:p>0.059525231481481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95278125">
                <text:p>0.059527812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95278125">
                <text:p>0.059527812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95304513888889">
                <text:p>0.0595304513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95304513888889">
                <text:p>0.0595304513888889</text:p>
              </table:table-cell>
              <table:table-cell office:value-type="float" office:value="3451">
                <text:p>3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878cm" svg:height="10.923cm" xlink:href=".." xlink:type="simple" chart:class="chart:scatter" chart:style-name="ch1">
        <chart:plot-area chart:style-name="ch2" table:cell-range-address="myapp4.B1:myapp4.B303 myapp4.D1:myapp4.D303" svg:x="0.417cm" svg:y="0.218cm" svg:width="20.044cm" svg:height="10.487cm">
          <chartooo:coordinate-region svg:x="1.409cm" svg:y="0.417cm" svg:width="18.389cm" svg:height="9.6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yapp4.D1:myapp4.D303" chart:class="chart:scatter">
            <chart:domain table:cell-range-address="myapp4.B1:myapp4.B303"/>
            <chart:data-point chart:repeated="3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9290162037037">
                <text:p>0.0639290162037037</text:p>
                <draw:g>
                  <svg:desc>myapp4.B1:myapp4.B303</svg:desc>
                </draw:g>
              </table:table-cell>
              <table:table-cell office:value-type="float" office:value="3449">
                <text:p>3449</text:p>
                <draw:g>
                  <svg:desc>myapp4.D1:myapp4.D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9290162037037">
                <text:p>0.063929016203703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9290162037037">
                <text:p>0.063929016203703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9313888888889">
                <text:p>0.0639313888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9313888888889">
                <text:p>0.0639313888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9313888888889">
                <text:p>0.0639313888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9337268518518">
                <text:p>0.063933726851851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39337268518518">
                <text:p>0.063933726851851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9337268518518">
                <text:p>0.063933726851851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9360763888889">
                <text:p>0.0639360763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39360763888889">
                <text:p>0.0639360763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39360763888889">
                <text:p>0.0639360763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39384259259259">
                <text:p>0.0639384259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39384259259259">
                <text:p>0.0639384259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9384259259259">
                <text:p>0.0639384259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9408333333333">
                <text:p>0.063940833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39408333333333">
                <text:p>0.063940833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39408333333333">
                <text:p>0.063940833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39432638888889">
                <text:p>0.0639432638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9432638888889">
                <text:p>0.0639432638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39432638888889">
                <text:p>0.0639432638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39456944444444">
                <text:p>0.0639456944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39456944444444">
                <text:p>0.0639456944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39456944444444">
                <text:p>0.0639456944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39481018518518">
                <text:p>0.0639481018518518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39481018518518">
                <text:p>0.0639481018518518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39481018518518">
                <text:p>0.0639481018518518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504976851852">
                <text:p>0.0639504976851852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39504976851852">
                <text:p>0.0639504976851852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39504976851852">
                <text:p>0.0639504976851852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39528819444445">
                <text:p>0.063952881944444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9528819444445">
                <text:p>0.063952881944444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9528819444445">
                <text:p>0.063952881944444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39553125">
                <text:p>0.063955312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39553125">
                <text:p>0.063955312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39553125">
                <text:p>0.063955312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39576967592593">
                <text:p>0.0639576967592593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39576967592593">
                <text:p>0.0639576967592593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9576967592593">
                <text:p>0.0639576967592593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9600925925926">
                <text:p>0.063960092592592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39600925925926">
                <text:p>0.063960092592592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9600925925926">
                <text:p>0.063960092592592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39625231481482">
                <text:p>0.0639625231481482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39625231481482">
                <text:p>0.0639625231481482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39625231481482">
                <text:p>0.0639625231481482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39649305555555">
                <text:p>0.063964930555555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9649305555555">
                <text:p>0.063964930555555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39649305555555">
                <text:p>0.063964930555555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39673032407407">
                <text:p>0.06396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39673032407407">
                <text:p>0.06396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39673032407407">
                <text:p>0.06396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39696990740741">
                <text:p>0.063969699074074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9696990740741">
                <text:p>0.063969699074074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9696990740741">
                <text:p>0.063969699074074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39721064814815">
                <text:p>0.063972106481481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9721064814815">
                <text:p>0.063972106481481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39721064814815">
                <text:p>0.063972106481481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39745717592593">
                <text:p>0.063974571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39745717592593">
                <text:p>0.063974571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39745717592593">
                <text:p>0.063974571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39769791666667">
                <text:p>0.063976979166666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39769791666667">
                <text:p>0.063976979166666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39769791666667">
                <text:p>0.063976979166666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9793634259259">
                <text:p>0.0639793634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39793634259259">
                <text:p>0.0639793634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39793634259259">
                <text:p>0.0639793634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39817476851852">
                <text:p>0.063981747685185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39817476851852">
                <text:p>0.063981747685185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39817476851852">
                <text:p>0.063981747685185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39841550925926">
                <text:p>0.063984155092592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39841550925926">
                <text:p>0.063984155092592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39841550925926">
                <text:p>0.063984155092592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3992337962963">
                <text:p>0.063992337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3992337962963">
                <text:p>0.063992337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3992337962963">
                <text:p>0.063992337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39947453703704">
                <text:p>0.063994745370370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39947453703704">
                <text:p>0.063994745370370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39947453703704">
                <text:p>0.063994745370370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39971643518518">
                <text:p>0.0639971643518518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39971643518518">
                <text:p>0.0639971643518518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39971643518518">
                <text:p>0.0639971643518518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39995601851852">
                <text:p>0.0639995601851852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39995601851852">
                <text:p>0.0639995601851852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39995601851852">
                <text:p>0.0639995601851852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0019560185185">
                <text:p>0.064001956018518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40019560185185">
                <text:p>0.064001956018518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40019560185185">
                <text:p>0.064001956018518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40044212962963">
                <text:p>0.06400442129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40044212962963">
                <text:p>0.06400442129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40044212962963">
                <text:p>0.06400442129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4006875">
                <text:p>0.06400687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4006875">
                <text:p>0.06400687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4006875">
                <text:p>0.06400687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40093287037037">
                <text:p>0.0640093287037037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40093287037037">
                <text:p>0.0640093287037037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40093287037037">
                <text:p>0.0640093287037037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0117361111111">
                <text:p>0.0640117361111111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40117361111111">
                <text:p>0.0640117361111111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40117361111111">
                <text:p>0.0640117361111111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40141898148148">
                <text:p>0.0640141898148148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40141898148148">
                <text:p>0.0640141898148148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40141898148148">
                <text:p>0.0640141898148148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40166087962963">
                <text:p>0.064016608796296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40166087962963">
                <text:p>0.064016608796296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40166087962963">
                <text:p>0.064016608796296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0190625">
                <text:p>0.0640190625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40190625">
                <text:p>0.0640190625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40190625">
                <text:p>0.0640190625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40214351851852">
                <text:p>0.064021435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40214351851852">
                <text:p>0.064021435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40214351851852">
                <text:p>0.064021435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40238541666667">
                <text:p>0.0640238541666667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40238541666667">
                <text:p>0.0640238541666667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40238541666667">
                <text:p>0.0640238541666667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40262384259259">
                <text:p>0.064026238425925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40262384259259">
                <text:p>0.064026238425925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40262384259259">
                <text:p>0.064026238425925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40287037037037">
                <text:p>0.064028703703703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40287037037037">
                <text:p>0.064028703703703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40287037037037">
                <text:p>0.064028703703703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4031099537037">
                <text:p>0.064031099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4031099537037">
                <text:p>0.064031099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4031099537037">
                <text:p>0.064031099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40334837962963">
                <text:p>0.064033483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40334837962963">
                <text:p>0.064033483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40334837962963">
                <text:p>0.064033483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40358912037037">
                <text:p>0.064035891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40358912037037">
                <text:p>0.064035891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40358912037037">
                <text:p>0.064035891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40383680555556">
                <text:p>0.06403836805555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40383680555556">
                <text:p>0.06403836805555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40383680555556">
                <text:p>0.06403836805555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40407986111111">
                <text:p>0.0640407986111111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40407986111111">
                <text:p>0.0640407986111111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40407986111111">
                <text:p>0.0640407986111111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40432638888889">
                <text:p>0.064043263888888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40432638888889">
                <text:p>0.064043263888888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40432638888889">
                <text:p>0.064043263888888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40457523148148">
                <text:p>0.064045752314814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40457523148148">
                <text:p>0.064045752314814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640457523148148">
                <text:p>0.064045752314814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40481944444444">
                <text:p>0.0640481944444444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40481944444444">
                <text:p>0.0640481944444444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40481944444444">
                <text:p>0.0640481944444444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40506944444444">
                <text:p>0.0640506944444444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40506944444444">
                <text:p>0.0640506944444444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40506944444444">
                <text:p>0.0640506944444444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40531712962963">
                <text:p>0.064053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40531712962963">
                <text:p>0.064053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0531712962963">
                <text:p>0.064053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40556944444444">
                <text:p>0.0640556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40556944444444">
                <text:p>0.0640556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40556944444444">
                <text:p>0.0640556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40581712962963">
                <text:p>0.064058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40581712962963">
                <text:p>0.064058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40581712962963">
                <text:p>0.064058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40605671296296">
                <text:p>0.0640605671296296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40605671296296">
                <text:p>0.0640605671296296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40605671296296">
                <text:p>0.0640605671296296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40630324074074">
                <text:p>0.0640630324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40630324074074">
                <text:p>0.0640630324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40630324074074">
                <text:p>0.0640630324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4065474537037">
                <text:p>0.064065474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4065474537037">
                <text:p>0.064065474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4065474537037">
                <text:p>0.064065474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4067962962963">
                <text:p>0.06406796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4067962962963">
                <text:p>0.06406796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4067962962963">
                <text:p>0.06406796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40703935185185">
                <text:p>0.064070393518518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40703935185185">
                <text:p>0.064070393518518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0703935185185">
                <text:p>0.064070393518518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40728240740741">
                <text:p>0.0640728240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40728240740741">
                <text:p>0.0640728240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40728240740741">
                <text:p>0.0640728240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40752546296296">
                <text:p>0.0640752546296296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40752546296296">
                <text:p>0.0640752546296296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40752546296296">
                <text:p>0.0640752546296296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40777546296296">
                <text:p>0.0640777546296296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40777546296296">
                <text:p>0.0640777546296296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40777546296296">
                <text:p>0.0640777546296296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40802430555556">
                <text:p>0.0640802430555556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40802430555556">
                <text:p>0.0640802430555556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40802430555556">
                <text:p>0.0640802430555556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40827199074074">
                <text:p>0.0640827199074074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40827199074074">
                <text:p>0.0640827199074074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40827199074074">
                <text:p>0.0640827199074074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40851736111111">
                <text:p>0.064085173611111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40851736111111">
                <text:p>0.064085173611111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40851736111111">
                <text:p>0.064085173611111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40875810185185">
                <text:p>0.0640875810185185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40875810185185">
                <text:p>0.0640875810185185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40875810185185">
                <text:p>0.0640875810185185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40900925925926">
                <text:p>0.0640900925925926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40900925925926">
                <text:p>0.0640900925925926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40900925925926">
                <text:p>0.0640900925925926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40925115740741">
                <text:p>0.064092511574074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40925115740741">
                <text:p>0.064092511574074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40925115740741">
                <text:p>0.064092511574074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40949652777778">
                <text:p>0.064094965277777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40949652777778">
                <text:p>0.064094965277777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40949652777778">
                <text:p>0.064094965277777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40974189814815">
                <text:p>0.0640974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40974189814815">
                <text:p>0.0640974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40974189814815">
                <text:p>0.0640974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40998958333333">
                <text:p>0.064099895833333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40998958333333">
                <text:p>0.064099895833333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40998958333333">
                <text:p>0.064099895833333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4102349537037">
                <text:p>0.06410234953703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4102349537037">
                <text:p>0.06410234953703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4102349537037">
                <text:p>0.06410234953703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41047800925926">
                <text:p>0.064104780092592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41047800925926">
                <text:p>0.064104780092592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41047800925926">
                <text:p>0.064104780092592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41071990740741">
                <text:p>0.06410719907407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41071990740741">
                <text:p>0.06410719907407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41071990740741">
                <text:p>0.06410719907407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41097685185185">
                <text:p>0.0641097685185185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41097685185185">
                <text:p>0.0641097685185185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41097685185185">
                <text:p>0.0641097685185185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41122453703704">
                <text:p>0.064112245370370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641122453703704">
                <text:p>0.064112245370370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641122453703704">
                <text:p>0.064112245370370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41146643518518">
                <text:p>0.0641146643518518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641146643518518">
                <text:p>0.0641146643518518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641146643518518">
                <text:p>0.0641146643518518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641171759259259">
                <text:p>0.0641171759259259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641171759259259">
                <text:p>0.0641171759259259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41171759259259">
                <text:p>0.0641171759259259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41196180555556">
                <text:p>0.0641196180555556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41196180555556">
                <text:p>0.0641196180555556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41196180555556">
                <text:p>0.0641196180555556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41220949074074">
                <text:p>0.064122094907407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41220949074074">
                <text:p>0.064122094907407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41220949074074">
                <text:p>0.064122094907407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41245833333333">
                <text:p>0.0641245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41245833333333">
                <text:p>0.0641245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41245833333333">
                <text:p>0.0641245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41270833333333">
                <text:p>0.0641270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41270833333333">
                <text:p>0.0641270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41270833333333">
                <text:p>0.0641270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41411805555556">
                <text:p>0.0641411805555556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41411805555556">
                <text:p>0.0641411805555556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48cm" svg:height="15.141cm" xlink:href=".." xlink:type="simple" chart:class="chart:scatter" chart:style-name="ch1">
        <chart:plot-area chart:style-name="ch2" table:cell-range-address="myapp5.B1:myapp5.B80 myapp5.D1:myapp5.D80" svg:x="0.498cm" svg:y="0.302cm" svg:width="23.952cm" svg:height="14.537cm">
          <chartooo:coordinate-region svg:x="1.49cm" svg:y="0.501cm" svg:width="22.297cm" svg:height="13.6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yapp5.D1:myapp5.D80" chart:class="chart:scatter">
            <chart:domain table:cell-range-address="myapp5.B1:myapp5.B80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4822453703704">
                <text:p>0.0704822453703704</text:p>
                <draw:g>
                  <svg:desc>myapp5.B1:myapp5.B80</svg:desc>
                </draw:g>
              </table:table-cell>
              <table:table-cell office:value-type="float" office:value="3445">
                <text:p>3445</text:p>
                <draw:g>
                  <svg:desc>myapp5.D1:myapp5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4845949074074">
                <text:p>0.0704845949074074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4869560185185">
                <text:p>0.0704869560185185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04893055555556">
                <text:p>0.070489305555555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4916435185185">
                <text:p>0.0704916435185185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4940046296296">
                <text:p>0.070494004629629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4963541666667">
                <text:p>0.070496354166666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4987731481481">
                <text:p>0.0704987731481481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05011689814815">
                <text:p>0.070501168981481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5035648148148">
                <text:p>0.0705035648148148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5059259259259">
                <text:p>0.070505925925925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5083333333333">
                <text:p>0.070508333333333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05107060185185">
                <text:p>0.070510706018518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05130787037037">
                <text:p>0.070513078703703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0515462962963">
                <text:p>0.0705154629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5178703703704">
                <text:p>0.070517870370370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5202430555556">
                <text:p>0.070520243055555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5226157407407">
                <text:p>0.0705226157407407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0525">
                <text:p>0.07052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5274537037037">
                <text:p>0.0705274537037037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5298495370371">
                <text:p>0.0705298495370371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5322337962963">
                <text:p>0.07053223379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05346990740741">
                <text:p>0.0705346990740741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05371296296296">
                <text:p>0.070537129629629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05453587962963">
                <text:p>0.070545358796296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05478125">
                <text:p>0.0705478125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5502430555556">
                <text:p>0.07055024305555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5526388888889">
                <text:p>0.070552638888888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5550462962963">
                <text:p>0.0705550462962963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05575347222222">
                <text:p>0.0705575347222222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05599768518518">
                <text:p>0.070559976851851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05624189814815">
                <text:p>0.0705624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05649537037037">
                <text:p>0.07056495370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05673842592593">
                <text:p>0.0705673842592593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05697916666667">
                <text:p>0.0705697916666667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05722222222222">
                <text:p>0.0705722222222222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05746296296296">
                <text:p>0.0705746296296296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05771180555556">
                <text:p>0.0705771180555556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0579537037037">
                <text:p>0.070579537037037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05819328703704">
                <text:p>0.0705819328703704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05843518518519">
                <text:p>0.0705843518518519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05867361111111">
                <text:p>0.0705867361111111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05891203703704">
                <text:p>0.0705891203703704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05915277777778">
                <text:p>0.070591527777777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5940046296296">
                <text:p>0.0705940046296296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05964351851852">
                <text:p>0.070596435185185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5988310185185">
                <text:p>0.0705988310185185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06012384259259">
                <text:p>0.0706012384259259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06036805555556">
                <text:p>0.070603680555555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0606087962963">
                <text:p>0.070606087962963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6085648148148">
                <text:p>0.070608564814814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6110069444444">
                <text:p>0.0706110069444444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06134606481482">
                <text:p>0.0706134606481482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06159027777778">
                <text:p>0.0706159027777778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06183449074074">
                <text:p>0.0706183449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06207638888889">
                <text:p>0.0706207638888889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06231944444444">
                <text:p>0.070623194444444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06258333333333">
                <text:p>0.0706258333333333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06285300925926">
                <text:p>0.070628530092592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06310185185185">
                <text:p>0.070631018518518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06335185185185">
                <text:p>0.0706335185185185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06362268518518">
                <text:p>0.0706362268518518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6387615740741">
                <text:p>0.070638761574074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06412615740741">
                <text:p>0.0706412615740741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06439699074074">
                <text:p>0.0706439699074074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06464351851852">
                <text:p>0.0706464351851852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06489699074074">
                <text:p>0.0706489699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06514467592593">
                <text:p>0.0706514467592593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06539236111111">
                <text:p>0.0706539236111111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656412037037">
                <text:p>0.070656412037037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06588773148148">
                <text:p>0.070658877314814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06613078703704">
                <text:p>0.0706613078703704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06638078703704">
                <text:p>0.0706638078703704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06662847222222">
                <text:p>0.0706662847222222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06689699074074">
                <text:p>0.0706689699074074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06714583333333">
                <text:p>0.0706714583333333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06741550925926">
                <text:p>0.0706741550925926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676875">
                <text:p>0.070676875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06793402777778">
                <text:p>0.0706793402777778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06818865740741">
                <text:p>0.0706818865740741</text:p>
              </table:table-cell>
              <table:table-cell office:value-type="float" office:value="3286">
                <text:p>3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myapp6.B1:myapp6.B202 myapp6.D1:myapp6.D202" svg:x="0.32cm" svg:y="0.18cm" svg:width="15.36cm" svg:height="8.64cm">
          <chartooo:coordinate-region svg:x="1.312cm" svg:y="0.38cm" svg:width="13.705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yapp6.D1:myapp6.D202" chart:class="chart:scatter">
            <chart:domain table:cell-range-address="myapp6.B1:myapp6.B202"/>
            <chart:data-point chart:repeated="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028275462963">
                <text:p>0.084028275462963</text:p>
                <draw:g>
                  <svg:desc>myapp6.B1:myapp6.B202</svg:desc>
                </draw:g>
              </table:table-cell>
              <table:table-cell office:value-type="float" office:value="3446">
                <text:p>3446</text:p>
                <draw:g>
                  <svg:desc>myapp6.D1:myapp6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028275462963">
                <text:p>0.08402827546296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0306597222222">
                <text:p>0.084030659722222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0306597222222">
                <text:p>0.084030659722222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40330555555556">
                <text:p>0.084033055555555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330555555556">
                <text:p>0.084033055555555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0354398148148">
                <text:p>0.0840354398148148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40354398148148">
                <text:p>0.0840354398148148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40378240740741">
                <text:p>0.084037824074074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0378240740741">
                <text:p>0.084037824074074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40402546296296">
                <text:p>0.084040254629629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0402546296296">
                <text:p>0.084040254629629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40426967592592">
                <text:p>0.084042696759259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40426967592592">
                <text:p>0.084042696759259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0450810185185">
                <text:p>0.08404508101851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0450810185185">
                <text:p>0.08404508101851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40475231481481">
                <text:p>0.084047523148148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40475231481481">
                <text:p>0.084047523148148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40499074074074">
                <text:p>0.084049907407407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40499074074074">
                <text:p>0.084049907407407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40523032407407">
                <text:p>0.084052303240740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40523032407407">
                <text:p>0.084052303240740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40546875">
                <text:p>0.084054687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40546875">
                <text:p>0.084054687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40570717592593">
                <text:p>0.084057071759259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40570717592593">
                <text:p>0.084057071759259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40594560185185">
                <text:p>0.08405945601851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0594560185185">
                <text:p>0.08405945601851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40618518518519">
                <text:p>0.0840618518518519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40618518518519">
                <text:p>0.0840618518518519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0642939814815">
                <text:p>0.0840642939814815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40642939814815">
                <text:p>0.0840642939814815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4066712962963">
                <text:p>0.08406671296296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4066712962963">
                <text:p>0.08406671296296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40691203703704">
                <text:p>0.0840691203703704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40691203703704">
                <text:p>0.0840691203703704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40715393518519">
                <text:p>0.084071539351851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40715393518519">
                <text:p>0.084071539351851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40739814814815">
                <text:p>0.0840739814814815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40739814814815">
                <text:p>0.0840739814814815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40763773148148">
                <text:p>0.0840763773148148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40763773148148">
                <text:p>0.0840763773148148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0787731481481">
                <text:p>0.084078773148148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0787731481481">
                <text:p>0.084078773148148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40813657407407">
                <text:p>0.084081365740740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40813657407407">
                <text:p>0.084081365740740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40837962962963">
                <text:p>0.0840837962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40837962962963">
                <text:p>0.0840837962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40920717592593">
                <text:p>0.084092071759259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40920717592593">
                <text:p>0.084092071759259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40945949074074">
                <text:p>0.084094594907407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40945949074074">
                <text:p>0.084094594907407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40969907407407">
                <text:p>0.0840969907407407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40969907407407">
                <text:p>0.0840969907407407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40993865740741">
                <text:p>0.084099386574074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0993865740741">
                <text:p>0.084099386574074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41018287037037">
                <text:p>0.0841018287037037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41018287037037">
                <text:p>0.0841018287037037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41043055555556">
                <text:p>0.0841043055555556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41043055555556">
                <text:p>0.0841043055555556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41067013888889">
                <text:p>0.084106701388888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41067013888889">
                <text:p>0.084106701388888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41092013888889">
                <text:p>0.084109201388888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41092013888889">
                <text:p>0.084109201388888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41115972222222">
                <text:p>0.084111597222222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41115972222222">
                <text:p>0.084111597222222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41141203703704">
                <text:p>0.084114120370370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41141203703704">
                <text:p>0.084114120370370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41165162037037">
                <text:p>0.0841165162037037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41165162037037">
                <text:p>0.0841165162037037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4118912037037">
                <text:p>0.08411891203703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4118912037037">
                <text:p>0.08411891203703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41214236111111">
                <text:p>0.084121423611111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41214236111111">
                <text:p>0.084121423611111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41238194444444">
                <text:p>0.0841238194444444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41238194444444">
                <text:p>0.0841238194444444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41262615740741">
                <text:p>0.0841262615740741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41262615740741">
                <text:p>0.0841262615740741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41287037037037">
                <text:p>0.0841287037037037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41287037037037">
                <text:p>0.0841287037037037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41312268518518">
                <text:p>0.0841312268518518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41312268518518">
                <text:p>0.0841312268518518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41337384259259">
                <text:p>0.0841337384259259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41337384259259">
                <text:p>0.0841337384259259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1361342592593">
                <text:p>0.0841361342592593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41361342592593">
                <text:p>0.0841361342592593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41385416666667">
                <text:p>0.0841385416666667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41385416666667">
                <text:p>0.0841385416666667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41409606481481">
                <text:p>0.0841409606481481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41409606481481">
                <text:p>0.0841409606481481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41433796296296">
                <text:p>0.0841433796296296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41433796296296">
                <text:p>0.0841433796296296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4145775462963">
                <text:p>0.08414577546296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4145775462963">
                <text:p>0.08414577546296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41482523148148">
                <text:p>0.0841482523148148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41482523148148">
                <text:p>0.0841482523148148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41506944444444">
                <text:p>0.084150694444444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41506944444444">
                <text:p>0.084150694444444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41531018518519">
                <text:p>0.084153101851851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41531018518519">
                <text:p>0.084153101851851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41555555555556">
                <text:p>0.084155555555555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41555555555556">
                <text:p>0.084155555555555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41579861111111">
                <text:p>0.0841579861111111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41579861111111">
                <text:p>0.0841579861111111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1604513888889">
                <text:p>0.0841604513888889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41604513888889">
                <text:p>0.0841604513888889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41628587962963">
                <text:p>0.0841628587962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41628587962963">
                <text:p>0.0841628587962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41653240740741">
                <text:p>0.0841653240740741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41653240740741">
                <text:p>0.0841653240740741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41678356481481">
                <text:p>0.0841678356481481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41678356481481">
                <text:p>0.0841678356481481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41703472222222">
                <text:p>0.0841703472222222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1703472222222">
                <text:p>0.0841703472222222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41727546296296">
                <text:p>0.084172754629629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1727546296296">
                <text:p>0.084172754629629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41751736111111">
                <text:p>0.0841751736111111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41751736111111">
                <text:p>0.0841751736111111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41777430555556">
                <text:p>0.084177743055555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41777430555556">
                <text:p>0.084177743055555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41801967592592">
                <text:p>0.0841801967592592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41801967592592">
                <text:p>0.0841801967592592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41826041666667">
                <text:p>0.084182604166666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41826041666667">
                <text:p>0.084182604166666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41850810185185">
                <text:p>0.084185081018518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41850810185185">
                <text:p>0.084185081018518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41875925925926">
                <text:p>0.084187592592592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41875925925926">
                <text:p>0.084187592592592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419">
                <text:p>0.08419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419">
                <text:p>0.08419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41925115740741">
                <text:p>0.0841925115740741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41925115740741">
                <text:p>0.0841925115740741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1949421296296">
                <text:p>0.084194942129629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41949421296296">
                <text:p>0.084194942129629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41974305555556">
                <text:p>0.0841974305555556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41974305555556">
                <text:p>0.0841974305555556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41999189814815">
                <text:p>0.084199918981481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41999189814815">
                <text:p>0.084199918981481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4202337962963">
                <text:p>0.084202337962963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84202337962963">
                <text:p>0.084202337962963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842048263888889">
                <text:p>0.0842048263888889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42048263888889">
                <text:p>0.0842048263888889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42072685185185">
                <text:p>0.08420726851851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42072685185185">
                <text:p>0.08420726851851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42097685185185">
                <text:p>0.08420976851851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842097685185185">
                <text:p>0.08420976851851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42121875">
                <text:p>0.084212187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842121875">
                <text:p>0.084212187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42146412037037">
                <text:p>0.0842146412037037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42146412037037">
                <text:p>0.0842146412037037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42170833333333">
                <text:p>0.084217083333333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42170833333333">
                <text:p>0.084217083333333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842195601851852">
                <text:p>0.0842195601851852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42195601851852">
                <text:p>0.0842195601851852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42220833333333">
                <text:p>0.0842220833333333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42220833333333">
                <text:p>0.0842220833333333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42245949074074">
                <text:p>0.084224594907407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42245949074074">
                <text:p>0.084224594907407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42270833333333">
                <text:p>0.0842270833333333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42270833333333">
                <text:p>0.0842270833333333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4241099537037">
                <text:p>0.084241099537037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84241099537037">
                <text:p>0.084241099537037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842435185185185">
                <text:p>0.0842435185185185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42435185185185">
                <text:p>0.0842435185185185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42459375">
                <text:p>0.084245937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42459375">
                <text:p>0.084245937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42483912037037">
                <text:p>0.084248391203703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42483912037037">
                <text:p>0.084248391203703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42508101851852">
                <text:p>0.0842508101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42508101851852">
                <text:p>0.0842508101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4253275462963">
                <text:p>0.0842532754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4253275462963">
                <text:p>0.0842532754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842556944444445">
                <text:p>0.084255694444444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42556944444445">
                <text:p>0.084255694444444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42582523148148">
                <text:p>0.084258252314814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842582523148148">
                <text:p>0.084258252314814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42608101851852">
                <text:p>0.0842608101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42608101851852">
                <text:p>0.0842608101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842632523148148">
                <text:p>0.084263252314814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42632523148148">
                <text:p>0.084263252314814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4265775462963">
                <text:p>0.0842657754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4265775462963">
                <text:p>0.0842657754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842683449074074">
                <text:p>0.084268344907407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42683449074074">
                <text:p>0.084268344907407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842707638888889">
                <text:p>0.084270763888888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42707638888889">
                <text:p>0.084270763888888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42732060185185">
                <text:p>0.0842732060185185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42732060185185">
                <text:p>0.0842732060185185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4275625">
                <text:p>0.08427562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4275625">
                <text:p>0.08427562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42780671296296">
                <text:p>0.084278067129629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42780671296296">
                <text:p>0.084278067129629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42804976851852">
                <text:p>0.0842804976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42804976851852">
                <text:p>0.0842804976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42829513888889">
                <text:p>0.0842829513888889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42829513888889">
                <text:p>0.0842829513888889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4285462962963">
                <text:p>0.0842854629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4285462962963">
                <text:p>0.0842854629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42878935185185">
                <text:p>0.084287893518518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42878935185185">
                <text:p>0.084287893518518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42903240740741">
                <text:p>0.0842903240740741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42903240740741">
                <text:p>0.0842903240740741</text:p>
              </table:table-cell>
              <table:table-cell office:value-type="float" office:value="3447">
                <text:p>34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